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f1f1f"/>
      <style:paragraph-properties fo:line-height="135%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2" style:family="paragraph" style:parent-style-name="Standard">
      <loext:graphic-properties draw:fill="solid" draw:fill-color="#1f1f1f"/>
      <style:paragraph-properties fo:line-height="135%" fo:background-color="#1f1f1f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4fc1ff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.html files and .py files are from the Django project Record Management System which has an issue with user registration and login and password changes.</text:p>
      <text:p text:style-name="Standard"><text:s/>While registering a new user, the user does not reflect or gets registered in the model, there is a view, model, and a form to register every new user” for instance the register.html file shows its accepted new user credentials but upon trying to log in the system says invalid username and password.</text:p>
      <text:p text:style-name="Standard"/>
      <text:p text:style-name="Standard">The profile.html file acts more as a setting file allowing the user to change his/her password. It no longer works please fix it.</text:p>
      <text:p text:style-name="Standard"/>
      <text:p text:style-name="Standard">Also, I need a way to validate the new user's email address. Could you help generate/aid in setting up an SMTP server that will allow email validation via OTP?<text:line-break/><text:line-break/>Login.html</text:p>
      <text:p text:style-name="Standard">“<text:span text:style-name="T1">{% extends 'base.html' %}</text:span></text:p>
      <text:p text:style-name="P1"/>
      <text:p text:style-name="P2"><text:span text:style-name="T1">{% block title %}Login{% endblock %}</text:span></text:p>
      <text:p text:style-name="P1"/>
      <text:p text:style-name="P2"><text:span text:style-name="T1">{% block content %}</text:span></text:p>
      <text:p text:style-name="P2"><text:span text:style-name="T2">&lt;</text:span><text:span text:style-name="T3">a</text:span><text:span text:style-name="T1"> </text:span><text:span text:style-name="T4">href</text:span><text:span text:style-name="T1">=</text:span><text:span text:style-name="T5">"{% url 'index' %}"</text:span><text:span text:style-name="T1"> </text:span><text:span text:style-name="T4">class</text:span><text:span text:style-name="T1">=</text:span><text:span text:style-name="T5">"btn btn-dark mb-3"</text:span><text:span text:style-name="T2">&gt;</text:span><text:span text:style-name="T1">Back</text:span><text:span text:style-name="T2">&lt;/</text:span><text:span text:style-name="T3">a</text:span><text:span text:style-name="T2">&gt;</text:span></text:p>
      <text:p text:style-name="P2"><text:span text:style-name="T2">&lt;</text:span><text:span text:style-name="T3">div</text:span><text:span text:style-name="T1"> </text:span><text:span text:style-name="T4">class</text:span><text:span text:style-name="T1">=</text:span><text:span text:style-name="T5">"card p-4 shadow"</text:span><text:span text:style-name="T2">&gt;</text:span></text:p>
      <text:p text:style-name="P2"><text:span text:style-name="T1"><text:s text:c="4"/></text:span><text:span text:style-name="T2">&lt;</text:span><text:span text:style-name="T3">h2</text:span><text:span text:style-name="T1"> </text:span><text:span text:style-name="T4">class</text:span><text:span text:style-name="T1">=</text:span><text:span text:style-name="T5">"text-center mb-4"</text:span><text:span text:style-name="T2">&gt;</text:span><text:span text:style-name="T1">Login</text:span><text:span text:style-name="T2">&lt;/</text:span><text:span text:style-name="T3">h2</text:span><text:span text:style-name="T2">&gt;</text:span></text:p>
      <text:p text:style-name="P2"><text:span text:style-name="T1"><text:s text:c="3"/></text:span></text:p>
      <text:p text:style-name="P2"><text:span text:style-name="T1"><text:s text:c="4"/>{% if messages %}</text:span></text:p>
      <text:p text:style-name="P2"><text:span text:style-name="T1"><text:s text:c="4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alert alert-danger"</text:span><text:span text:style-name="T1"> </text:span><text:span text:style-name="T4">role</text:span><text:span text:style-name="T1">=</text:span><text:span text:style-name="T5">"alert"</text:span><text:span text:style-name="T2">&gt;</text:span></text:p>
      <text:p text:style-name="P2"><text:span text:style-name="T1"><text:s text:c="8"/>{% for message in messages %}</text:span></text:p>
      <text:p text:style-name="P2"><text:span text:style-name="T1"><text:s text:c="12"/>{{ message }}</text:span></text:p>
      <text:p text:style-name="P2"><text:span text:style-name="T1"><text:s text:c="8"/>{% endfor %}</text:span></text:p>
      <text:p text:style-name="P2"><text:soft-page-break/><text:span text:style-name="T1"><text:s text:c="4"/></text:span><text:span text:style-name="T2">&lt;/</text:span><text:span text:style-name="T3">div</text:span><text:span text:style-name="T2">&gt;</text:span></text:p>
      <text:p text:style-name="P2"><text:span text:style-name="T1"><text:s text:c="4"/>{% endif %}</text:span></text:p>
      <text:p text:style-name="P2"><text:span text:style-name="T1"><text:s text:c="3"/></text:span></text:p>
      <text:p text:style-name="P2"><text:span text:style-name="T1"><text:s text:c="4"/></text:span><text:span text:style-name="T2">&lt;</text:span><text:span text:style-name="T3">form</text:span><text:span text:style-name="T1"> </text:span><text:span text:style-name="T4">method</text:span><text:span text:style-name="T1">=</text:span><text:span text:style-name="T5">"post"</text:span><text:span text:style-name="T1"> <text:s/></text:span><text:span text:style-name="T4">action</text:span><text:span text:style-name="T1">=</text:span><text:span text:style-name="T5">"{% url 'login' %}"</text:span><text:span text:style-name="T2">&gt;</text:span></text:p>
      <text:p text:style-name="P2"><text:span text:style-name="T1"><text:s text:c="8"/>{% csrf_token %}</text:span></text:p>
      <text:p text:style-name="P2"><text:span text:style-name="T1"><text:s text:c="8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form-group"</text:span><text:span text:style-name="T2">&gt;</text:span></text:p>
      <text:p text:style-name="P2"><text:span text:style-name="T1"><text:s text:c="12"/></text:span><text:span text:style-name="T2">&lt;</text:span><text:span text:style-name="T3">label</text:span><text:span text:style-name="T1"> </text:span><text:span text:style-name="T4">for</text:span><text:span text:style-name="T1">=</text:span><text:span text:style-name="T5">"username"</text:span><text:span text:style-name="T2">&gt;</text:span><text:span text:style-name="T1">Username:</text:span><text:span text:style-name="T2">&lt;/</text:span><text:span text:style-name="T3">label</text:span><text:span text:style-name="T2">&gt;</text:span></text:p>
      <text:p text:style-name="P2"><text:span text:style-name="T1"><text:s text:c="12"/></text:span><text:span text:style-name="T2">&lt;</text:span><text:span text:style-name="T3">input</text:span><text:span text:style-name="T1"> </text:span><text:span text:style-name="T4">type</text:span><text:span text:style-name="T1">=</text:span><text:span text:style-name="T5">"text"</text:span><text:span text:style-name="T1"> </text:span><text:span text:style-name="T4">name</text:span><text:span text:style-name="T1">=</text:span><text:span text:style-name="T5">"username"</text:span><text:span text:style-name="T1"> </text:span><text:span text:style-name="T4">id</text:span><text:span text:style-name="T1">=</text:span><text:span text:style-name="T5">"username"</text:span><text:span text:style-name="T1"> </text:span><text:span text:style-name="T4">class</text:span><text:span text:style-name="T1">=</text:span><text:span text:style-name="T5">"form-control"</text:span><text:span text:style-name="T1"> </text:span><text:span text:style-name="T4">required</text:span><text:span text:style-name="T2">&gt;</text:span></text:p>
      <text:p text:style-name="P2"><text:span text:style-name="T1"><text:s text:c="8"/></text:span><text:span text:style-name="T2">&lt;/</text:span><text:span text:style-name="T3">div</text:span><text:span text:style-name="T2">&gt;</text:span></text:p>
      <text:p text:style-name="P2"><text:span text:style-name="T1"><text:s text:c="8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form-group"</text:span><text:span text:style-name="T2">&gt;</text:span></text:p>
      <text:p text:style-name="P2"><text:span text:style-name="T1"><text:s text:c="12"/></text:span><text:span text:style-name="T2">&lt;</text:span><text:span text:style-name="T3">label</text:span><text:span text:style-name="T1"> </text:span><text:span text:style-name="T4">for</text:span><text:span text:style-name="T1">=</text:span><text:span text:style-name="T5">"password"</text:span><text:span text:style-name="T2">&gt;</text:span><text:span text:style-name="T1">Password:</text:span><text:span text:style-name="T2">&lt;/</text:span><text:span text:style-name="T3">label</text:span><text:span text:style-name="T2">&gt;</text:span></text:p>
      <text:p text:style-name="P2"><text:span text:style-name="T1"><text:s text:c="12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input-group"</text:span><text:span text:style-name="T2">&gt;</text:span></text:p>
      <text:p text:style-name="P2"><text:span text:style-name="T1"><text:s text:c="16"/></text:span><text:span text:style-name="T2">&lt;</text:span><text:span text:style-name="T3">input</text:span><text:span text:style-name="T1"> </text:span><text:span text:style-name="T4">type</text:span><text:span text:style-name="T1">=</text:span><text:span text:style-name="T5">"password"</text:span><text:span text:style-name="T1"> </text:span><text:span text:style-name="T4">name</text:span><text:span text:style-name="T1">=</text:span><text:span text:style-name="T5">"password"</text:span><text:span text:style-name="T1"> </text:span><text:span text:style-name="T4">id</text:span><text:span text:style-name="T1">=</text:span><text:span text:style-name="T5">"password"</text:span><text:span text:style-name="T1"> </text:span><text:span text:style-name="T4">class</text:span><text:span text:style-name="T1">=</text:span><text:span text:style-name="T5">"form-control"</text:span><text:span text:style-name="T1"> </text:span><text:span text:style-name="T4">required</text:span><text:span text:style-name="T2">&gt;</text:span></text:p>
      <text:p text:style-name="P2"><text:span text:style-name="T1"><text:s text:c="16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input-group-append"</text:span><text:span text:style-name="T2">&gt;</text:span></text:p>
      <text:p text:style-name="P2"><text:span text:style-name="T1"><text:s text:c="20"/></text:span><text:span text:style-name="T2">&lt;</text:span><text:span text:style-name="T3">button</text:span><text:span text:style-name="T1"> </text:span><text:span text:style-name="T4">class</text:span><text:span text:style-name="T1">=</text:span><text:span text:style-name="T5">"btn btn-outline-secondary"</text:span><text:span text:style-name="T1"> </text:span><text:span text:style-name="T4">type</text:span><text:span text:style-name="T1">=</text:span><text:span text:style-name="T5">"button"</text:span><text:span text:style-name="T1"> </text:span><text:span text:style-name="T4">onclick</text:span><text:span text:style-name="T1">=</text:span><text:span text:style-name="T5">"</text:span><text:span text:style-name="T6">togglePassword</text:span><text:span text:style-name="T5">()"</text:span><text:span text:style-name="T2">&gt;</text:span><text:span text:style-name="T1">Show</text:span><text:span text:style-name="T2">&lt;/</text:span><text:span text:style-name="T3">button</text:span><text:span text:style-name="T2">&gt;</text:span></text:p>
      <text:p text:style-name="P2"><text:span text:style-name="T1"><text:s text:c="16"/></text:span><text:span text:style-name="T2">&lt;/</text:span><text:span text:style-name="T3">div</text:span><text:span text:style-name="T2">&gt;</text:span></text:p>
      <text:p text:style-name="P2"><text:span text:style-name="T1"><text:s text:c="12"/></text:span><text:span text:style-name="T2">&lt;/</text:span><text:span text:style-name="T3">div</text:span><text:span text:style-name="T2">&gt;</text:span></text:p>
      <text:p text:style-name="P2"><text:span text:style-name="T1"><text:s text:c="8"/></text:span><text:span text:style-name="T2">&lt;/</text:span><text:span text:style-name="T3">div</text:span><text:span text:style-name="T2">&gt;</text:span></text:p>
      <text:p text:style-name="P2"><text:span text:style-name="T1"><text:s text:c="8"/></text:span><text:span text:style-name="T2">&lt;</text:span><text:span text:style-name="T3">button</text:span><text:span text:style-name="T1"> </text:span><text:span text:style-name="T4">type</text:span><text:span text:style-name="T1">=</text:span><text:span text:style-name="T5">"submit"</text:span><text:span text:style-name="T1"> </text:span><text:span text:style-name="T4">class</text:span><text:span text:style-name="T1">=</text:span><text:span text:style-name="T5">"btn btn-primary btn-block"</text:span><text:span text:style-name="T2">&gt;</text:span><text:span text:style-name="T1">Login</text:span><text:span text:style-name="T2">&lt;/</text:span><text:span text:style-name="T3">button</text:span><text:span text:style-name="T2">&gt;</text:span></text:p>
      <text:p text:style-name="P2"><text:span text:style-name="T1"><text:s text:c="4"/></text:span><text:span text:style-name="T2">&lt;/</text:span><text:span text:style-name="T3">form</text:span><text:span text:style-name="T2">&gt;</text:span></text:p>
      <text:p text:style-name="P2"><text:span text:style-name="T1"><text:s text:c="4"/></text:span><text:span text:style-name="T2">&lt;</text:span><text:span text:style-name="T3">p</text:span><text:span text:style-name="T1"> </text:span><text:span text:style-name="T4">class</text:span><text:span text:style-name="T1">=</text:span><text:span text:style-name="T5">"text-center mt-3"</text:span><text:span text:style-name="T2">&gt;</text:span><text:span text:style-name="T1">Don't have an account? </text:span><text:span text:style-name="T2">&lt;</text:span><text:span text:style-name="T3">a</text:span><text:span text:style-name="T1"> </text:span><text:span text:style-name="T4">href</text:span><text:span text:style-name="T1">=</text:span><text:span text:style-name="T5">"{% url 'register' %}"</text:span><text:span text:style-name="T2">&gt;</text:span><text:span text:style-name="T1">Register here</text:span><text:span text:style-name="T2">&lt;/</text:span><text:span text:style-name="T3">a</text:span><text:span text:style-name="T2">&gt;&lt;/</text:span><text:span text:style-name="T3">p</text:span><text:span text:style-name="T2">&gt;</text:span></text:p>
      <text:p text:style-name="P2"><text:soft-page-break/><text:span text:style-name="T2">&lt;/</text:span><text:span text:style-name="T3">div</text:span><text:span text:style-name="T2">&gt;</text:span></text:p>
      <text:p text:style-name="P1"/>
      <text:p text:style-name="P2"><text:span text:style-name="T2">&lt;</text:span><text:span text:style-name="T3">script</text:span><text:span text:style-name="T2">&gt;</text:span></text:p>
      <text:p text:style-name="P2"><text:span text:style-name="T7"><text:s text:c="4"/></text:span><text:span text:style-name="T3">function</text:span><text:span text:style-name="T7"> </text:span><text:span text:style-name="T6">togglePassword</text:span><text:span text:style-name="T7">() {</text:span></text:p>
      <text:p text:style-name="P2"><text:span text:style-name="T7"><text:s text:c="8"/></text:span><text:span text:style-name="T3">const</text:span><text:span text:style-name="T7"> </text:span><text:span text:style-name="T8">passwordInput</text:span><text:span text:style-name="T7"> = </text:span><text:span text:style-name="T4">document</text:span><text:span text:style-name="T7">.</text:span><text:span text:style-name="T6">getElementById</text:span><text:span text:style-name="T7">(</text:span><text:span text:style-name="T5">'password'</text:span><text:span text:style-name="T7">);</text:span></text:p>
      <text:p text:style-name="P2"><text:span text:style-name="T7"><text:s text:c="8"/></text:span><text:span text:style-name="T3">const</text:span><text:span text:style-name="T7"> </text:span><text:span text:style-name="T8">btn</text:span><text:span text:style-name="T7"> = </text:span><text:span text:style-name="T4">event</text:span><text:span text:style-name="T7">.</text:span><text:span text:style-name="T4">currentTarget</text:span><text:span text:style-name="T7">;</text:span></text:p>
      <text:p text:style-name="P2"><text:span text:style-name="T7"><text:s text:c="8"/></text:span><text:span text:style-name="T9">if</text:span><text:span text:style-name="T7"> (</text:span><text:span text:style-name="T8">passwordInput</text:span><text:span text:style-name="T7">.</text:span><text:span text:style-name="T4">type</text:span><text:span text:style-name="T7"> === </text:span><text:span text:style-name="T5">'password'</text:span><text:span text:style-name="T7">) {</text:span></text:p>
      <text:p text:style-name="P2"><text:span text:style-name="T7"><text:s text:c="12"/></text:span><text:span text:style-name="T8">passwordInput</text:span><text:span text:style-name="T7">.</text:span><text:span text:style-name="T4">type</text:span><text:span text:style-name="T7"> = </text:span><text:span text:style-name="T5">'text'</text:span><text:span text:style-name="T7">;</text:span></text:p>
      <text:p text:style-name="P2"><text:span text:style-name="T7"><text:s text:c="12"/></text:span><text:span text:style-name="T8">btn</text:span><text:span text:style-name="T7">.</text:span><text:span text:style-name="T4">textContent</text:span><text:span text:style-name="T7"> = </text:span><text:span text:style-name="T5">'Hide'</text:span><text:span text:style-name="T7">;</text:span></text:p>
      <text:p text:style-name="P2"><text:span text:style-name="T7"><text:s text:c="8"/>} </text:span><text:span text:style-name="T9">else</text:span><text:span text:style-name="T7"> {</text:span></text:p>
      <text:p text:style-name="P2"><text:span text:style-name="T7"><text:s text:c="12"/></text:span><text:span text:style-name="T8">passwordInput</text:span><text:span text:style-name="T7">.</text:span><text:span text:style-name="T4">type</text:span><text:span text:style-name="T7"> = </text:span><text:span text:style-name="T5">'password'</text:span><text:span text:style-name="T7">;</text:span></text:p>
      <text:p text:style-name="P2"><text:span text:style-name="T7"><text:s text:c="12"/></text:span><text:span text:style-name="T8">btn</text:span><text:span text:style-name="T7">.</text:span><text:span text:style-name="T4">textContent</text:span><text:span text:style-name="T7"> = </text:span><text:span text:style-name="T5">'Show'</text:span><text:span text:style-name="T7">;</text:span></text:p>
      <text:p text:style-name="P2"><text:span text:style-name="T7"><text:s text:c="8"/>}</text:span></text:p>
      <text:p text:style-name="P2"><text:span text:style-name="T7"><text:s text:c="4"/>}</text:span></text:p>
      <text:p text:style-name="P2"><text:span text:style-name="T2">&lt;/</text:span><text:span text:style-name="T3">script</text:span><text:span text:style-name="T2">&gt;</text:span></text:p>
      <text:p text:style-name="P2"><text:span text:style-name="T1">{% endblock %}</text:span></text:p>
      <text:p text:style-name="Standard">”<text:line-break/><text:line-break/><text:line-break/><text:line-break/>register.html<text:line-break/>“<text:span text:style-name="T10">&lt;!-- records/templates/accounts/register.html --&gt;</text:span></text:p>
      <text:p text:style-name="P2"><text:span text:style-name="T1">{% extends 'base.html' %}</text:span></text:p>
      <text:p text:style-name="P1"/>
      <text:p text:style-name="P2"><text:span text:style-name="T1">{% block title %}Register{% endblock %}</text:span></text:p>
      <text:p text:style-name="P1"/>
      <text:p text:style-name="P2"><text:soft-page-break/><text:span text:style-name="T1">{% block content %}</text:span></text:p>
      <text:p text:style-name="P2"><text:span text:style-name="T2">&lt;</text:span><text:span text:style-name="T3">a</text:span><text:span text:style-name="T1"> </text:span><text:span text:style-name="T4">href</text:span><text:span text:style-name="T1">=</text:span><text:span text:style-name="T5">"{% url 'index' %}"</text:span><text:span text:style-name="T1"> </text:span><text:span text:style-name="T4">class</text:span><text:span text:style-name="T1">=</text:span><text:span text:style-name="T5">"btn btn-dark mb-3"</text:span><text:span text:style-name="T2">&gt;</text:span><text:span text:style-name="T1">Back</text:span><text:span text:style-name="T2">&lt;/</text:span><text:span text:style-name="T3">a</text:span><text:span text:style-name="T2">&gt;</text:span><text:span text:style-name="T1"> </text:span><text:span text:style-name="T10">&lt;!-- Correct the URL name --&gt;</text:span></text:p>
      <text:p text:style-name="P1"/>
      <text:p text:style-name="P2"><text:span text:style-name="T2">&lt;</text:span><text:span text:style-name="T3">div</text:span><text:span text:style-name="T1"> </text:span><text:span text:style-name="T4">class</text:span><text:span text:style-name="T1">=</text:span><text:span text:style-name="T5">"card p-4 shadow"</text:span><text:span text:style-name="T2">&gt;</text:span></text:p>
      <text:p text:style-name="P2"><text:span text:style-name="T1"><text:s text:c="4"/></text:span><text:span text:style-name="T2">&lt;</text:span><text:span text:style-name="T3">h2</text:span><text:span text:style-name="T1"> </text:span><text:span text:style-name="T4">class</text:span><text:span text:style-name="T1">=</text:span><text:span text:style-name="T5">"text-center mb-4"</text:span><text:span text:style-name="T2">&gt;</text:span><text:span text:style-name="T1">Register</text:span><text:span text:style-name="T2">&lt;/</text:span><text:span text:style-name="T3">h2</text:span><text:span text:style-name="T2">&gt;</text:span></text:p>
      <text:p text:style-name="P2"><text:span text:style-name="T1"><text:s text:c="4"/></text:span><text:span text:style-name="T2">&lt;</text:span><text:span text:style-name="T3">form</text:span><text:span text:style-name="T1"> </text:span><text:span text:style-name="T4">method</text:span><text:span text:style-name="T1">=</text:span><text:span text:style-name="T5">"post"</text:span><text:span text:style-name="T1"> </text:span><text:span text:style-name="T4">novalidate</text:span><text:span text:style-name="T2">&gt;</text:span></text:p>
      <text:p text:style-name="P2"><text:span text:style-name="T1"><text:s text:c="8"/>{% csrf_token %}</text:span></text:p>
      <text:p text:style-name="P2"><text:span text:style-name="T1"><text:s text:c="8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form-group"</text:span><text:span text:style-name="T2">&gt;</text:span></text:p>
      <text:p text:style-name="P2"><text:span text:style-name="T1"><text:s text:c="12"/></text:span><text:span text:style-name="T2">&lt;</text:span><text:span text:style-name="T3">label</text:span><text:span text:style-name="T1"> </text:span><text:span text:style-name="T4">for</text:span><text:span text:style-name="T1">=</text:span><text:span text:style-name="T5">"username"</text:span><text:span text:style-name="T2">&gt;</text:span><text:span text:style-name="T1">Username:</text:span><text:span text:style-name="T2">&lt;/</text:span><text:span text:style-name="T3">label</text:span><text:span text:style-name="T2">&gt;</text:span></text:p>
      <text:p text:style-name="P2"><text:span text:style-name="T1"><text:s text:c="12"/></text:span><text:span text:style-name="T2">&lt;</text:span><text:span text:style-name="T3">input</text:span><text:span text:style-name="T1"> </text:span><text:span text:style-name="T4">type</text:span><text:span text:style-name="T1">=</text:span><text:span text:style-name="T5">"text"</text:span><text:span text:style-name="T1"> </text:span><text:span text:style-name="T4">name</text:span><text:span text:style-name="T1">=</text:span><text:span text:style-name="T5">"username"</text:span><text:span text:style-name="T1"> </text:span><text:span text:style-name="T4">id</text:span><text:span text:style-name="T1">=</text:span><text:span text:style-name="T5">"username"</text:span><text:span text:style-name="T1"> </text:span><text:span text:style-name="T4">class</text:span><text:span text:style-name="T1">=</text:span><text:span text:style-name="T5">"form-control"</text:span><text:span text:style-name="T1"> </text:span><text:span text:style-name="T4">required</text:span><text:span text:style-name="T2">&gt;</text:span></text:p>
      <text:p text:style-name="P2"><text:span text:style-name="T1"><text:s text:c="12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invalid-feedback"</text:span><text:span text:style-name="T2">&gt;</text:span><text:span text:style-name="T1">Please enter a username.</text:span><text:span text:style-name="T2">&lt;/</text:span><text:span text:style-name="T3">div</text:span><text:span text:style-name="T2">&gt;</text:span></text:p>
      <text:p text:style-name="P2"><text:span text:style-name="T1"><text:s text:c="8"/></text:span><text:span text:style-name="T2">&lt;/</text:span><text:span text:style-name="T3">div</text:span><text:span text:style-name="T2">&gt;</text:span></text:p>
      <text:p text:style-name="P2"><text:span text:style-name="T1"><text:s text:c="8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form-group"</text:span><text:span text:style-name="T2">&gt;</text:span></text:p>
      <text:p text:style-name="P2"><text:span text:style-name="T1"><text:s text:c="12"/></text:span><text:span text:style-name="T2">&lt;</text:span><text:span text:style-name="T3">label</text:span><text:span text:style-name="T1"> </text:span><text:span text:style-name="T4">for</text:span><text:span text:style-name="T1">=</text:span><text:span text:style-name="T5">"email"</text:span><text:span text:style-name="T2">&gt;</text:span><text:span text:style-name="T1">Email:</text:span><text:span text:style-name="T2">&lt;/</text:span><text:span text:style-name="T3">label</text:span><text:span text:style-name="T2">&gt;</text:span></text:p>
      <text:p text:style-name="P2"><text:span text:style-name="T1"><text:s text:c="12"/></text:span><text:span text:style-name="T2">&lt;</text:span><text:span text:style-name="T3">input</text:span><text:span text:style-name="T1"> </text:span><text:span text:style-name="T4">type</text:span><text:span text:style-name="T1">=</text:span><text:span text:style-name="T5">"email"</text:span><text:span text:style-name="T1"> </text:span><text:span text:style-name="T4">name</text:span><text:span text:style-name="T1">=</text:span><text:span text:style-name="T5">"email"</text:span><text:span text:style-name="T1"> </text:span><text:span text:style-name="T4">id</text:span><text:span text:style-name="T1">=</text:span><text:span text:style-name="T5">"email"</text:span><text:span text:style-name="T1"> </text:span><text:span text:style-name="T4">class</text:span><text:span text:style-name="T1">=</text:span><text:span text:style-name="T5">"form-control"</text:span><text:span text:style-name="T1"> </text:span><text:span text:style-name="T4">required</text:span><text:span text:style-name="T2">&gt;</text:span></text:p>
      <text:p text:style-name="P2"><text:span text:style-name="T1"><text:s text:c="12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invalid-feedback"</text:span><text:span text:style-name="T2">&gt;</text:span><text:span text:style-name="T1">Please enter a valid email address.</text:span><text:span text:style-name="T2">&lt;/</text:span><text:span text:style-name="T3">div</text:span><text:span text:style-name="T2">&gt;</text:span></text:p>
      <text:p text:style-name="P2"><text:span text:style-name="T1"><text:s text:c="8"/></text:span><text:span text:style-name="T2">&lt;/</text:span><text:span text:style-name="T3">div</text:span><text:span text:style-name="T2">&gt;</text:span></text:p>
      <text:p text:style-name="P2"><text:span text:style-name="T1"><text:s text:c="8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form-group"</text:span><text:span text:style-name="T2">&gt;</text:span></text:p>
      <text:p text:style-name="P2"><text:span text:style-name="T1"><text:s text:c="12"/></text:span><text:span text:style-name="T2">&lt;</text:span><text:span text:style-name="T3">label</text:span><text:span text:style-name="T1"> </text:span><text:span text:style-name="T4">for</text:span><text:span text:style-name="T1">=</text:span><text:span text:style-name="T5">"password"</text:span><text:span text:style-name="T2">&gt;</text:span><text:span text:style-name="T1">Password:</text:span><text:span text:style-name="T2">&lt;/</text:span><text:span text:style-name="T3">label</text:span><text:span text:style-name="T2">&gt;</text:span></text:p>
      <text:p text:style-name="P2"><text:span text:style-name="T1"><text:s text:c="12"/></text:span><text:span text:style-name="T2">&lt;</text:span><text:span text:style-name="T3">input</text:span><text:span text:style-name="T1"> </text:span><text:span text:style-name="T4">type</text:span><text:span text:style-name="T1">=</text:span><text:span text:style-name="T5">"password"</text:span><text:span text:style-name="T1"> </text:span><text:span text:style-name="T4">name</text:span><text:span text:style-name="T1">=</text:span><text:span text:style-name="T5">"password"</text:span><text:span text:style-name="T1"> </text:span><text:span text:style-name="T4">id</text:span><text:span text:style-name="T1">=</text:span><text:span text:style-name="T5">"password"</text:span><text:span text:style-name="T1"> </text:span><text:span text:style-name="T4">class</text:span><text:span text:style-name="T1">=</text:span><text:span text:style-name="T5">"form-control"</text:span><text:span text:style-name="T1"> </text:span><text:span text:style-name="T4">required</text:span><text:span text:style-name="T2">&gt;</text:span></text:p>
      <text:p text:style-name="P2"><text:span text:style-name="T1"><text:s text:c="12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invalid-feedback"</text:span><text:span text:style-name="T2">&gt;</text:span><text:span text:style-name="T1">Please enter a password.</text:span><text:span text:style-name="T2">&lt;/</text:span><text:span text:style-name="T3">div</text:span><text:span text:style-name="T2">&gt;</text:span></text:p>
      <text:p text:style-name="P2"><text:soft-page-break/><text:span text:style-name="T1"><text:s text:c="8"/></text:span><text:span text:style-name="T2">&lt;/</text:span><text:span text:style-name="T3">div</text:span><text:span text:style-name="T2">&gt;</text:span></text:p>
      <text:p text:style-name="P2"><text:span text:style-name="T1"><text:s text:c="8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form-group"</text:span><text:span text:style-name="T2">&gt;</text:span></text:p>
      <text:p text:style-name="P2"><text:span text:style-name="T1"><text:s text:c="12"/></text:span><text:span text:style-name="T2">&lt;</text:span><text:span text:style-name="T3">label</text:span><text:span text:style-name="T1"> </text:span><text:span text:style-name="T4">for</text:span><text:span text:style-name="T1">=</text:span><text:span text:style-name="T5">"password_confirm"</text:span><text:span text:style-name="T2">&gt;</text:span><text:span text:style-name="T1">Confirm Password:</text:span><text:span text:style-name="T2">&lt;/</text:span><text:span text:style-name="T3">label</text:span><text:span text:style-name="T2">&gt;</text:span></text:p>
      <text:p text:style-name="P2"><text:span text:style-name="T1"><text:s text:c="12"/></text:span><text:span text:style-name="T2">&lt;</text:span><text:span text:style-name="T3">input</text:span><text:span text:style-name="T1"> </text:span><text:span text:style-name="T4">type</text:span><text:span text:style-name="T1">=</text:span><text:span text:style-name="T5">"password"</text:span><text:span text:style-name="T1"> </text:span><text:span text:style-name="T4">name</text:span><text:span text:style-name="T1">=</text:span><text:span text:style-name="T5">"password_confirm"</text:span><text:span text:style-name="T1"> </text:span><text:span text:style-name="T4">id</text:span><text:span text:style-name="T1">=</text:span><text:span text:style-name="T5">"password_confirm"</text:span><text:span text:style-name="T1"> </text:span><text:span text:style-name="T4">class</text:span><text:span text:style-name="T1">=</text:span><text:span text:style-name="T5">"form-control"</text:span><text:span text:style-name="T1"> </text:span><text:span text:style-name="T4">required</text:span><text:span text:style-name="T2">&gt;</text:span></text:p>
      <text:p text:style-name="P2"><text:span text:style-name="T1"><text:s text:c="12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invalid-feedback"</text:span><text:span text:style-name="T2">&gt;</text:span><text:span text:style-name="T1">Passwords do not match.</text:span><text:span text:style-name="T2">&lt;/</text:span><text:span text:style-name="T3">div</text:span><text:span text:style-name="T2">&gt;</text:span></text:p>
      <text:p text:style-name="P2"><text:span text:style-name="T1"><text:s text:c="8"/></text:span><text:span text:style-name="T2">&lt;/</text:span><text:span text:style-name="T3">div</text:span><text:span text:style-name="T2">&gt;</text:span></text:p>
      <text:p text:style-name="P2"><text:span text:style-name="T1"><text:s text:c="8"/></text:span><text:span text:style-name="T2">&lt;</text:span><text:span text:style-name="T3">button</text:span><text:span text:style-name="T1"> </text:span><text:span text:style-name="T4">type</text:span><text:span text:style-name="T1">=</text:span><text:span text:style-name="T5">"submit"</text:span><text:span text:style-name="T1"> </text:span><text:span text:style-name="T4">class</text:span><text:span text:style-name="T1">=</text:span><text:span text:style-name="T5">"btn btn-primary btn-block"</text:span><text:span text:style-name="T2">&gt;</text:span><text:span text:style-name="T1">Register</text:span><text:span text:style-name="T2">&lt;/</text:span><text:span text:style-name="T3">button</text:span><text:span text:style-name="T2">&gt;</text:span></text:p>
      <text:p text:style-name="P2"><text:span text:style-name="T1"><text:s text:c="4"/></text:span><text:span text:style-name="T2">&lt;/</text:span><text:span text:style-name="T3">form</text:span><text:span text:style-name="T2">&gt;</text:span></text:p>
      <text:p text:style-name="P2"><text:span text:style-name="T1"><text:s text:c="4"/></text:span><text:span text:style-name="T2">&lt;</text:span><text:span text:style-name="T3">p</text:span><text:span text:style-name="T1"> </text:span><text:span text:style-name="T4">class</text:span><text:span text:style-name="T1">=</text:span><text:span text:style-name="T5">"text-center mt-3"</text:span><text:span text:style-name="T2">&gt;</text:span><text:span text:style-name="T1">Already have an account? </text:span><text:span text:style-name="T2">&lt;</text:span><text:span text:style-name="T3">a</text:span><text:span text:style-name="T1"> </text:span><text:span text:style-name="T4">href</text:span><text:span text:style-name="T1">=</text:span><text:span text:style-name="T5">"{% url 'login' %}"</text:span><text:span text:style-name="T2">&gt;</text:span><text:span text:style-name="T1">Login here</text:span><text:span text:style-name="T2">&lt;/</text:span><text:span text:style-name="T3">a</text:span><text:span text:style-name="T2">&gt;&lt;/</text:span><text:span text:style-name="T3">p</text:span><text:span text:style-name="T2">&gt;</text:span></text:p>
      <text:p text:style-name="P2"><text:span text:style-name="T2">&lt;/</text:span><text:span text:style-name="T3">div</text:span><text:span text:style-name="T2">&gt;</text:span></text:p>
      <text:p text:style-name="P2"><text:span text:style-name="T1">{% endblock %}</text:span></text:p>
      <text:p text:style-name="P1"/>
      <text:p text:style-name="Standard">”<text:line-break/><text:line-break/><text:line-break/><text:line-break/>Profile.html(settings)</text:p>
      <text:p text:style-name="Standard">This file is supposed to allow users to change their account password but its not working.</text:p>
      <text:p text:style-name="Standard">“<text:span text:style-name="T1">{% load static %}</text:span></text:p>
      <text:p text:style-name="P1"/>
      <text:p text:style-name="P2"><text:span text:style-name="T2">&lt;</text:span><text:span text:style-name="T3">link</text:span><text:span text:style-name="T1"> </text:span><text:span text:style-name="T4">rel</text:span><text:span text:style-name="T1">=</text:span><text:span text:style-name="T5">"stylesheet"</text:span><text:span text:style-name="T1"> </text:span><text:span text:style-name="T4">href</text:span><text:span text:style-name="T1">=</text:span><text:span text:style-name="T5">"{% static 'css/styles.css' %}"</text:span><text:span text:style-name="T2">&gt;</text:span></text:p>
      <text:p text:style-name="P1"/>
      <text:p text:style-name="P2"><text:span text:style-name="T1">{% block content %}</text:span></text:p>
      <text:p text:style-name="P2"><text:span text:style-name="T2">&lt;</text:span><text:span text:style-name="T3">div</text:span><text:span text:style-name="T1"> </text:span><text:span text:style-name="T4">class</text:span><text:span text:style-name="T1">=</text:span><text:span text:style-name="T5">"container mt-4"</text:span><text:span text:style-name="T2">&gt;</text:span></text:p>
      <text:p text:style-name="P2"><text:span text:style-name="T1"><text:s text:c="4"/></text:span><text:span text:style-name="T10">&lt;!-- Back Button --&gt;</text:span></text:p>
      <text:p text:style-name="P2"><text:soft-page-break/><text:span text:style-name="T1"><text:s text:c="4"/></text:span><text:span text:style-name="T2">&lt;</text:span><text:span text:style-name="T3">a</text:span><text:span text:style-name="T1"> </text:span><text:span text:style-name="T4">href</text:span><text:span text:style-name="T1">=</text:span><text:span text:style-name="T5">"{% url 'dashboard' %}"</text:span><text:span text:style-name="T1"> </text:span><text:span text:style-name="T4">class</text:span><text:span text:style-name="T1">=</text:span><text:span text:style-name="T5">"btn btn-dark mb-3"</text:span><text:span text:style-name="T2">&gt;</text:span><text:span text:style-name="T1">Back</text:span><text:span text:style-name="T2">&lt;/</text:span><text:span text:style-name="T3">a</text:span><text:span text:style-name="T2">&gt;</text:span></text:p>
      <text:p text:style-name="P1"/>
      <text:p text:style-name="P2"><text:span text:style-name="T1"><text:s text:c="4"/></text:span><text:span text:style-name="T2">&lt;</text:span><text:span text:style-name="T3">h2</text:span><text:span text:style-name="T2">&gt;</text:span><text:span text:style-name="T1">User Profile</text:span><text:span text:style-name="T2">&lt;/</text:span><text:span text:style-name="T3">h2</text:span><text:span text:style-name="T2">&gt;</text:span></text:p>
      <text:p text:style-name="P1"/>
      <text:p text:style-name="P2"><text:span text:style-name="T1"><text:s text:c="4"/></text:span><text:span text:style-name="T10">&lt;!-- Profile Update Section --&gt;</text:span></text:p>
      <text:p text:style-name="P2"><text:span text:style-name="T1"><text:s text:c="4"/></text:span><text:span text:style-name="T2">&lt;</text:span><text:span text:style-name="T3">form</text:span><text:span text:style-name="T1"> </text:span><text:span text:style-name="T4">method</text:span><text:span text:style-name="T1">=</text:span><text:span text:style-name="T5">"post"</text:span><text:span text:style-name="T1"> </text:span><text:span text:style-name="T4">enctype</text:span><text:span text:style-name="T1">=</text:span><text:span text:style-name="T5">"multipart/form-data"</text:span><text:span text:style-name="T2">&gt;</text:span></text:p>
      <text:p text:style-name="P2"><text:span text:style-name="T1"><text:s text:c="8"/>{% csrf_token %}</text:span></text:p>
      <text:p text:style-name="P2"><text:span text:style-name="T1"><text:s text:c="8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row"</text:span><text:span text:style-name="T2">&gt;</text:span></text:p>
      <text:p text:style-name="P2"><text:span text:style-name="T1"><text:s text:c="12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col-md-6"</text:span><text:span text:style-name="T2">&gt;</text:span></text:p>
      <text:p text:style-name="P2"><text:span text:style-name="T1"><text:s text:c="16"/></text:span><text:span text:style-name="T2">&lt;</text:span><text:span text:style-name="T3">h4</text:span><text:span text:style-name="T2">&gt;</text:span><text:span text:style-name="T1">Update Profile</text:span><text:span text:style-name="T2">&lt;/</text:span><text:span text:style-name="T3">h4</text:span><text:span text:style-name="T2">&gt;</text:span></text:p>
      <text:p text:style-name="P2"><text:span text:style-name="T1"><text:s text:c="16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form-group mb-3"</text:span><text:span text:style-name="T2">&gt;</text:span></text:p>
      <text:p text:style-name="P2"><text:span text:style-name="T1"><text:s text:c="20"/></text:span><text:span text:style-name="T2">&lt;</text:span><text:span text:style-name="T3">label</text:span><text:span text:style-name="T1"> </text:span><text:span text:style-name="T4">for</text:span><text:span text:style-name="T1">=</text:span><text:span text:style-name="T5">"id_first_name"</text:span><text:span text:style-name="T2">&gt;</text:span><text:span text:style-name="T1">First Name</text:span><text:span text:style-name="T2">&lt;/</text:span><text:span text:style-name="T3">label</text:span><text:span text:style-name="T2">&gt;</text:span></text:p>
      <text:p text:style-name="P2"><text:span text:style-name="T1"><text:s text:c="20"/>{{ profile_form.first_name }}</text:span></text:p>
      <text:p text:style-name="P2"><text:span text:style-name="T1"><text:s text:c="16"/></text:span><text:span text:style-name="T2">&lt;/</text:span><text:span text:style-name="T3">div</text:span><text:span text:style-name="T2">&gt;</text:span></text:p>
      <text:p text:style-name="P2"><text:span text:style-name="T1"><text:s text:c="16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form-group mb-3"</text:span><text:span text:style-name="T2">&gt;</text:span></text:p>
      <text:p text:style-name="P2"><text:span text:style-name="T1"><text:s text:c="20"/></text:span><text:span text:style-name="T2">&lt;</text:span><text:span text:style-name="T3">label</text:span><text:span text:style-name="T1"> </text:span><text:span text:style-name="T4">for</text:span><text:span text:style-name="T1">=</text:span><text:span text:style-name="T5">"id_last_name"</text:span><text:span text:style-name="T2">&gt;</text:span><text:span text:style-name="T1">Last Name</text:span><text:span text:style-name="T2">&lt;/</text:span><text:span text:style-name="T3">label</text:span><text:span text:style-name="T2">&gt;</text:span></text:p>
      <text:p text:style-name="P2"><text:span text:style-name="T1"><text:s text:c="20"/>{{ profile_form.last_name }}</text:span></text:p>
      <text:p text:style-name="P2"><text:span text:style-name="T1"><text:s text:c="16"/></text:span><text:span text:style-name="T2">&lt;/</text:span><text:span text:style-name="T3">div</text:span><text:span text:style-name="T2">&gt;</text:span></text:p>
      <text:p text:style-name="P2"><text:span text:style-name="T1"><text:s text:c="16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form-group mb-3"</text:span><text:span text:style-name="T2">&gt;</text:span></text:p>
      <text:p text:style-name="P2"><text:span text:style-name="T1"><text:s text:c="20"/></text:span><text:span text:style-name="T2">&lt;</text:span><text:span text:style-name="T3">label</text:span><text:span text:style-name="T1"> </text:span><text:span text:style-name="T4">for</text:span><text:span text:style-name="T1">=</text:span><text:span text:style-name="T5">"id_email"</text:span><text:span text:style-name="T2">&gt;</text:span><text:span text:style-name="T1">Email</text:span><text:span text:style-name="T2">&lt;/</text:span><text:span text:style-name="T3">label</text:span><text:span text:style-name="T2">&gt;</text:span></text:p>
      <text:p text:style-name="P2"><text:span text:style-name="T1"><text:s text:c="20"/>{{ profile_form.email }}</text:span></text:p>
      <text:p text:style-name="P2"><text:soft-page-break/><text:span text:style-name="T1"><text:s text:c="16"/></text:span><text:span text:style-name="T2">&lt;/</text:span><text:span text:style-name="T3">div</text:span><text:span text:style-name="T2">&gt;</text:span></text:p>
      <text:p text:style-name="P2"><text:span text:style-name="T1"><text:s text:c="16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form-group mb-3"</text:span><text:span text:style-name="T2">&gt;</text:span></text:p>
      <text:p text:style-name="P2"><text:span text:style-name="T1"><text:s text:c="20"/></text:span><text:span text:style-name="T2">&lt;</text:span><text:span text:style-name="T3">label</text:span><text:span text:style-name="T1"> </text:span><text:span text:style-name="T4">for</text:span><text:span text:style-name="T1">=</text:span><text:span text:style-name="T5">"id_department"</text:span><text:span text:style-name="T2">&gt;</text:span><text:span text:style-name="T1">Department</text:span><text:span text:style-name="T2">&lt;/</text:span><text:span text:style-name="T3">label</text:span><text:span text:style-name="T2">&gt;</text:span></text:p>
      <text:p text:style-name="P2"><text:span text:style-name="T1"><text:s text:c="20"/>{{ profile_form.department }}</text:span></text:p>
      <text:p text:style-name="P2"><text:span text:style-name="T1"><text:s text:c="16"/></text:span><text:span text:style-name="T2">&lt;/</text:span><text:span text:style-name="T3">div</text:span><text:span text:style-name="T2">&gt;</text:span></text:p>
      <text:p text:style-name="P2"><text:span text:style-name="T1"><text:s text:c="16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form-group mb-3"</text:span><text:span text:style-name="T2">&gt;</text:span></text:p>
      <text:p text:style-name="P2"><text:span text:style-name="T1"><text:s text:c="20"/></text:span><text:span text:style-name="T2">&lt;</text:span><text:span text:style-name="T3">label</text:span><text:span text:style-name="T1"> </text:span><text:span text:style-name="T4">for</text:span><text:span text:style-name="T1">=</text:span><text:span text:style-name="T5">"id_profile_picture"</text:span><text:span text:style-name="T2">&gt;</text:span><text:span text:style-name="T1">Profile Picture</text:span><text:span text:style-name="T2">&lt;/</text:span><text:span text:style-name="T3">label</text:span><text:span text:style-name="T2">&gt;</text:span></text:p>
      <text:p text:style-name="P2"><text:span text:style-name="T1"><text:s text:c="20"/>{{ profile_form.profile_picture }}</text:span></text:p>
      <text:p text:style-name="P2"><text:span text:style-name="T1"><text:s text:c="20"/></text:span><text:span text:style-name="T10">&lt;!-- Display Profile Picture --&gt;</text:span></text:p>
      <text:p text:style-name="P2"><text:span text:style-name="T1"><text:s text:c="20"/>{% if user.userprofile.profile_picture %}</text:span></text:p>
      <text:p text:style-name="P2"><text:span text:style-name="T1"><text:s text:c="24"/></text:span><text:span text:style-name="T2">&lt;</text:span><text:span text:style-name="T3">img</text:span><text:span text:style-name="T1"> </text:span><text:span text:style-name="T4">src</text:span><text:span text:style-name="T1">=</text:span><text:span text:style-name="T5">"{{ user.userprofile.profile_picture.url }}"</text:span><text:span text:style-name="T1"> </text:span><text:span text:style-name="T4">alt</text:span><text:span text:style-name="T1">=</text:span><text:span text:style-name="T5">"Profile Picture"</text:span><text:span text:style-name="T1"> </text:span><text:span text:style-name="T4">class</text:span><text:span text:style-name="T1">=</text:span><text:span text:style-name="T5">"img-thumbnail mt-2"</text:span><text:span text:style-name="T1"> </text:span><text:span text:style-name="T4">width</text:span><text:span text:style-name="T1">=</text:span><text:span text:style-name="T5">"100"</text:span><text:span text:style-name="T2">&gt;</text:span></text:p>
      <text:p text:style-name="P2"><text:span text:style-name="T1"><text:s text:c="20"/>{% else %}</text:span></text:p>
      <text:p text:style-name="P2"><text:span text:style-name="T1"><text:s text:c="24"/></text:span><text:span text:style-name="T2">&lt;</text:span><text:span text:style-name="T3">img</text:span><text:span text:style-name="T1"> </text:span><text:span text:style-name="T4">src</text:span><text:span text:style-name="T1">=</text:span><text:span text:style-name="T5">"{% static 'images/default.jpg' %}"</text:span><text:span text:style-name="T1"> </text:span><text:span text:style-name="T4">alt</text:span><text:span text:style-name="T1">=</text:span><text:span text:style-name="T5">"Default Profile Picture"</text:span><text:span text:style-name="T1"> </text:span><text:span text:style-name="T4">class</text:span><text:span text:style-name="T1">=</text:span><text:span text:style-name="T5">"img-thumbnail mt-2"</text:span><text:span text:style-name="T1"> </text:span><text:span text:style-name="T4">width</text:span><text:span text:style-name="T1">=</text:span><text:span text:style-name="T5">"100"</text:span><text:span text:style-name="T2">&gt;</text:span></text:p>
      <text:p text:style-name="P2"><text:span text:style-name="T1"><text:s text:c="20"/>{% endif %}</text:span></text:p>
      <text:p text:style-name="P2"><text:span text:style-name="T1"><text:s text:c="16"/></text:span><text:span text:style-name="T2">&lt;/</text:span><text:span text:style-name="T3">div</text:span><text:span text:style-name="T2">&gt;</text:span></text:p>
      <text:p text:style-name="P2"><text:span text:style-name="T1"><text:s text:c="16"/></text:span><text:span text:style-name="T2">&lt;</text:span><text:span text:style-name="T3">button</text:span><text:span text:style-name="T1"> </text:span><text:span text:style-name="T4">type</text:span><text:span text:style-name="T1">=</text:span><text:span text:style-name="T5">"submit"</text:span><text:span text:style-name="T1"> </text:span><text:span text:style-name="T4">class</text:span><text:span text:style-name="T1">=</text:span><text:span text:style-name="T5">"btn btn-primary"</text:span><text:span text:style-name="T2">&gt;</text:span><text:span text:style-name="T1">Save Changes</text:span><text:span text:style-name="T2">&lt;/</text:span><text:span text:style-name="T3">button</text:span><text:span text:style-name="T2">&gt;</text:span></text:p>
      <text:p text:style-name="P2"><text:span text:style-name="T1"><text:s text:c="12"/></text:span><text:span text:style-name="T2">&lt;/</text:span><text:span text:style-name="T3">div</text:span><text:span text:style-name="T2">&gt;</text:span></text:p>
      <text:p text:style-name="P2"><text:span text:style-name="T1"><text:s text:c="8"/></text:span><text:span text:style-name="T2">&lt;/</text:span><text:span text:style-name="T3">div</text:span><text:span text:style-name="T2">&gt;</text:span></text:p>
      <text:p text:style-name="P2"><text:span text:style-name="T1"><text:s text:c="4"/></text:span><text:span text:style-name="T2">&lt;/</text:span><text:span text:style-name="T3">form</text:span><text:span text:style-name="T2">&gt;</text:span></text:p>
      <text:p text:style-name="P1"/>
      <text:p text:style-name="P2"><text:span text:style-name="T1"><text:s text:c="4"/></text:span><text:span text:style-name="T10">&lt;!-- Password Change Section --&gt;</text:span></text:p>
      <text:p text:style-name="P2"><text:soft-page-break/><text:span text:style-name="T1"><text:s text:c="4"/></text:span><text:span text:style-name="T2">&lt;</text:span><text:span text:style-name="T3">form</text:span><text:span text:style-name="T1"> </text:span><text:span text:style-name="T4">method</text:span><text:span text:style-name="T1">=</text:span><text:span text:style-name="T5">"post"</text:span><text:span text:style-name="T1"> </text:span><text:span text:style-name="T4">action</text:span><text:span text:style-name="T1">=</text:span><text:span text:style-name="T5">"{% url 'change_password' %}"</text:span><text:span text:style-name="T2">&gt;</text:span></text:p>
      <text:p text:style-name="P2"><text:span text:style-name="T1"><text:s text:c="8"/>{% csrf_token %}</text:span></text:p>
      <text:p text:style-name="P2"><text:span text:style-name="T1"><text:s text:c="8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row"</text:span><text:span text:style-name="T2">&gt;</text:span></text:p>
      <text:p text:style-name="P2"><text:span text:style-name="T1"><text:s text:c="12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col-md-6"</text:span><text:span text:style-name="T2">&gt;</text:span></text:p>
      <text:p text:style-name="P2"><text:span text:style-name="T1"><text:s text:c="16"/></text:span><text:span text:style-name="T2">&lt;</text:span><text:span text:style-name="T3">h4</text:span><text:span text:style-name="T2">&gt;</text:span><text:span text:style-name="T1">Change Password</text:span><text:span text:style-name="T2">&lt;/</text:span><text:span text:style-name="T3">h4</text:span><text:span text:style-name="T2">&gt;</text:span></text:p>
      <text:p text:style-name="P2"><text:span text:style-name="T1"><text:s text:c="16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form-group mb-3"</text:span><text:span text:style-name="T2">&gt;</text:span></text:p>
      <text:p text:style-name="P2"><text:span text:style-name="T1"><text:s text:c="20"/></text:span><text:span text:style-name="T2">&lt;</text:span><text:span text:style-name="T3">label</text:span><text:span text:style-name="T1"> </text:span><text:span text:style-name="T4">for</text:span><text:span text:style-name="T1">=</text:span><text:span text:style-name="T5">"id_old_password"</text:span><text:span text:style-name="T2">&gt;</text:span><text:span text:style-name="T1">Old Password</text:span><text:span text:style-name="T2">&lt;/</text:span><text:span text:style-name="T3">label</text:span><text:span text:style-name="T2">&gt;</text:span></text:p>
      <text:p text:style-name="P2"><text:span text:style-name="T1"><text:s text:c="20"/>{{ password_form.old_password }}</text:span></text:p>
      <text:p text:style-name="P2"><text:span text:style-name="T1"><text:s text:c="16"/></text:span><text:span text:style-name="T2">&lt;/</text:span><text:span text:style-name="T3">div</text:span><text:span text:style-name="T2">&gt;</text:span></text:p>
      <text:p text:style-name="P2"><text:span text:style-name="T1"><text:s text:c="16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form-group mb-3"</text:span><text:span text:style-name="T2">&gt;</text:span></text:p>
      <text:p text:style-name="P2"><text:span text:style-name="T1"><text:s text:c="20"/></text:span><text:span text:style-name="T2">&lt;</text:span><text:span text:style-name="T3">label</text:span><text:span text:style-name="T1"> </text:span><text:span text:style-name="T4">for</text:span><text:span text:style-name="T1">=</text:span><text:span text:style-name="T5">"id_new_password1"</text:span><text:span text:style-name="T2">&gt;</text:span><text:span text:style-name="T1">New Password</text:span><text:span text:style-name="T2">&lt;/</text:span><text:span text:style-name="T3">label</text:span><text:span text:style-name="T2">&gt;</text:span></text:p>
      <text:p text:style-name="P2"><text:span text:style-name="T1"><text:s text:c="20"/>{{ password_form.new_password1 }}</text:span></text:p>
      <text:p text:style-name="P2"><text:span text:style-name="T1"><text:s text:c="16"/></text:span><text:span text:style-name="T2">&lt;/</text:span><text:span text:style-name="T3">div</text:span><text:span text:style-name="T2">&gt;</text:span></text:p>
      <text:p text:style-name="P2"><text:span text:style-name="T1"><text:s text:c="16"/></text:span><text:span text:style-name="T2">&lt;</text:span><text:span text:style-name="T3">div</text:span><text:span text:style-name="T1"> </text:span><text:span text:style-name="T4">class</text:span><text:span text:style-name="T1">=</text:span><text:span text:style-name="T5">"form-group mb-3"</text:span><text:span text:style-name="T2">&gt;</text:span></text:p>
      <text:p text:style-name="P2"><text:span text:style-name="T1"><text:s text:c="20"/></text:span><text:span text:style-name="T2">&lt;</text:span><text:span text:style-name="T3">label</text:span><text:span text:style-name="T1"> </text:span><text:span text:style-name="T4">for</text:span><text:span text:style-name="T1">=</text:span><text:span text:style-name="T5">"id_new_password2"</text:span><text:span text:style-name="T2">&gt;</text:span><text:span text:style-name="T1">Confirm New Password</text:span><text:span text:style-name="T2">&lt;/</text:span><text:span text:style-name="T3">label</text:span><text:span text:style-name="T2">&gt;</text:span></text:p>
      <text:p text:style-name="P2"><text:span text:style-name="T1"><text:s text:c="20"/>{{ password_form.new_password2 }}</text:span></text:p>
      <text:p text:style-name="P2"><text:span text:style-name="T1"><text:s text:c="16"/></text:span><text:span text:style-name="T2">&lt;/</text:span><text:span text:style-name="T3">div</text:span><text:span text:style-name="T2">&gt;</text:span></text:p>
      <text:p text:style-name="P2"><text:span text:style-name="T1"><text:s text:c="16"/></text:span><text:span text:style-name="T2">&lt;</text:span><text:span text:style-name="T3">button</text:span><text:span text:style-name="T1"> </text:span><text:span text:style-name="T4">type</text:span><text:span text:style-name="T1">=</text:span><text:span text:style-name="T5">"submit"</text:span><text:span text:style-name="T1"> </text:span><text:span text:style-name="T4">class</text:span><text:span text:style-name="T1">=</text:span><text:span text:style-name="T5">"btn btn-secondary"</text:span><text:span text:style-name="T2">&gt;</text:span><text:span text:style-name="T1">Change Password</text:span><text:span text:style-name="T2">&lt;/</text:span><text:span text:style-name="T3">button</text:span><text:span text:style-name="T2">&gt;</text:span></text:p>
      <text:p text:style-name="P2"><text:span text:style-name="T1"><text:s text:c="12"/></text:span><text:span text:style-name="T2">&lt;/</text:span><text:span text:style-name="T3">div</text:span><text:span text:style-name="T2">&gt;</text:span></text:p>
      <text:p text:style-name="P2"><text:span text:style-name="T1"><text:s text:c="8"/></text:span><text:span text:style-name="T2">&lt;/</text:span><text:span text:style-name="T3">div</text:span><text:span text:style-name="T2">&gt;</text:span></text:p>
      <text:p text:style-name="P2"><text:span text:style-name="T1"><text:s text:c="4"/></text:span><text:span text:style-name="T2">&lt;/</text:span><text:span text:style-name="T3">form</text:span><text:span text:style-name="T2">&gt;</text:span></text:p>
      <text:p text:style-name="P2"><text:soft-page-break/><text:span text:style-name="T2">&lt;/</text:span><text:span text:style-name="T3">div</text:span><text:span text:style-name="T2">&gt;</text:span></text:p>
      <text:p text:style-name="P2"><text:span text:style-name="T1">{% endblock %}</text:span></text:p>
      <text:p text:style-name="P1"/>
      <text:p text:style-name="Standard">” <text:s text:c="9"/></text:p>
      <text:p text:style-name="Standard"/>
      <text:p text:style-name="Standard"/>
      <text:p text:style-name="Standard">views.py</text:p>
      <text:p text:style-name="Standard">“<text:span text:style-name="T9">from</text:span><text:span text:style-name="T1"> </text:span><text:span text:style-name="T11">django</text:span><text:span text:style-name="T1">.</text:span><text:span text:style-name="T11">shortcuts</text:span><text:span text:style-name="T1"> </text:span><text:span text:style-name="T9">import</text:span><text:span text:style-name="T1"> </text:span><text:span text:style-name="T6">render</text:span><text:span text:style-name="T1">, </text:span><text:span text:style-name="T6">redirect</text:span><text:span text:style-name="T1">, </text:span><text:span text:style-name="T6">get_object_or_404</text:span></text:p>
      <text:p text:style-name="P2"><text:span text:style-name="T9">from</text:span><text:span text:style-name="T1"> </text:span><text:span text:style-name="T11">django</text:span><text:span text:style-name="T1">.</text:span><text:span text:style-name="T11">contrib</text:span><text:span text:style-name="T1">.</text:span><text:span text:style-name="T11">auth</text:span><text:span text:style-name="T1">.</text:span><text:span text:style-name="T11">decorators</text:span><text:span text:style-name="T1"> </text:span><text:span text:style-name="T9">import</text:span><text:span text:style-name="T1"> </text:span><text:span text:style-name="T6">login_required</text:span></text:p>
      <text:p text:style-name="P2"><text:span text:style-name="T9">from</text:span><text:span text:style-name="T1"> </text:span><text:span text:style-name="T11">django</text:span><text:span text:style-name="T1">.</text:span><text:span text:style-name="T11">contrib</text:span><text:span text:style-name="T1">.</text:span><text:span text:style-name="T11">auth</text:span><text:span text:style-name="T1"> </text:span><text:span text:style-name="T9">import</text:span><text:span text:style-name="T1"> </text:span><text:span text:style-name="T6">authenticate</text:span><text:span text:style-name="T1">, </text:span><text:span text:style-name="T6">login</text:span><text:span text:style-name="T1">, </text:span><text:span text:style-name="T6">logout</text:span></text:p>
      <text:p text:style-name="P2"><text:span text:style-name="T9">from</text:span><text:span text:style-name="T1"> </text:span><text:span text:style-name="T11">django</text:span><text:span text:style-name="T1">.</text:span><text:span text:style-name="T11">http</text:span><text:span text:style-name="T1"> </text:span><text:span text:style-name="T9">import</text:span><text:span text:style-name="T1"> </text:span><text:span text:style-name="T11">FileResponse</text:span><text:span text:style-name="T1">, </text:span><text:span text:style-name="T11">HttpResponse</text:span></text:p>
      <text:p text:style-name="P2"><text:span text:style-name="T9">from</text:span><text:span text:style-name="T1"> </text:span><text:span text:style-name="T11">django</text:span><text:span text:style-name="T1">.</text:span><text:span text:style-name="T11">contrib</text:span><text:span text:style-name="T1"> </text:span><text:span text:style-name="T9">import</text:span><text:span text:style-name="T1"> </text:span><text:span text:style-name="T11">messages</text:span></text:p>
      <text:p text:style-name="P2"><text:span text:style-name="T9">from</text:span><text:span text:style-name="T1"> .</text:span><text:span text:style-name="T11">models</text:span><text:span text:style-name="T1"> </text:span><text:span text:style-name="T9">import</text:span><text:span text:style-name="T1"> </text:span><text:span text:style-name="T11">Department</text:span><text:span text:style-name="T1">, </text:span><text:span text:style-name="T11">Record</text:span><text:span text:style-name="T1">, </text:span><text:span text:style-name="T11">User</text:span></text:p>
      <text:p text:style-name="P2"><text:span text:style-name="T9">from</text:span><text:span text:style-name="T1"> .</text:span><text:span text:style-name="T11">forms</text:span><text:span text:style-name="T1"> </text:span><text:span text:style-name="T9">import</text:span><text:span text:style-name="T1"> </text:span><text:span text:style-name="T11">DocumentUploadForm</text:span></text:p>
      <text:p text:style-name="P2"><text:span text:style-name="T9">from</text:span><text:span text:style-name="T1"> </text:span><text:span text:style-name="T11">django</text:span><text:span text:style-name="T1">.</text:span><text:span text:style-name="T11">utils</text:span><text:span text:style-name="T1"> </text:span><text:span text:style-name="T9">import</text:span><text:span text:style-name="T1"> </text:span><text:span text:style-name="T11">timezone</text:span></text:p>
      <text:p text:style-name="P2"><text:span text:style-name="T9">from</text:span><text:span text:style-name="T1"> </text:span><text:span text:style-name="T11">django</text:span><text:span text:style-name="T1">.</text:span><text:span text:style-name="T11">views</text:span><text:span text:style-name="T1">.</text:span><text:span text:style-name="T11">decorators</text:span><text:span text:style-name="T1">.</text:span><text:span text:style-name="T11">http</text:span><text:span text:style-name="T1"> </text:span><text:span text:style-name="T9">import</text:span><text:span text:style-name="T1"> </text:span><text:span text:style-name="T6">require_http_methods</text:span></text:p>
      <text:p text:style-name="P2"><text:span text:style-name="T9">from</text:span><text:span text:style-name="T1"> </text:span><text:span text:style-name="T11">django</text:span><text:span text:style-name="T1">.</text:span><text:span text:style-name="T11">db</text:span><text:span text:style-name="T1">.</text:span><text:span text:style-name="T11">models</text:span><text:span text:style-name="T1"> </text:span><text:span text:style-name="T9">import</text:span><text:span text:style-name="T1"> </text:span><text:span text:style-name="T11">Q</text:span></text:p>
      <text:p text:style-name="P2"><text:span text:style-name="T9">import</text:span><text:span text:style-name="T1"> </text:span><text:span text:style-name="T11">logging</text:span></text:p>
      <text:p text:style-name="P1"/>
      <text:p text:style-name="P2"><text:span text:style-name="T4">logger</text:span><text:span text:style-name="T1"> </text:span><text:span text:style-name="T7">=</text:span><text:span text:style-name="T1"> </text:span><text:span text:style-name="T11">logging</text:span><text:span text:style-name="T1">.</text:span><text:span text:style-name="T6">getLogger</text:span><text:span text:style-name="T1">(</text:span><text:span text:style-name="T4">__name__</text:span><text:span text:style-name="T1">)</text:span></text:p>
      <text:p text:style-name="P1"/>
      <text:p text:style-name="P2"><text:soft-page-break/><text:span text:style-name="T3">def</text:span><text:span text:style-name="T1"> </text:span><text:span text:style-name="T6">index</text:span><text:span text:style-name="T1">(</text:span><text:span text:style-name="T4">request</text:span><text:span text:style-name="T1">):</text:span></text:p>
      <text:p text:style-name="P2"><text:span text:style-name="T1"><text:s text:c="4"/></text:span><text:span text:style-name="T9">return</text:span><text:span text:style-name="T1"> </text:span><text:span text:style-name="T6">render</text:span><text:span text:style-name="T1">(</text:span><text:span text:style-name="T4">request</text:span><text:span text:style-name="T1">, </text:span><text:span text:style-name="T5">'index.html'</text:span><text:span text:style-name="T1">)</text:span></text:p>
      <text:p text:style-name="P1"/>
      <text:p text:style-name="P2"><text:span text:style-name="T3">def</text:span><text:span text:style-name="T1"> </text:span><text:span text:style-name="T6">logout_view</text:span><text:span text:style-name="T1">(</text:span><text:span text:style-name="T4">request</text:span><text:span text:style-name="T1">):</text:span></text:p>
      <text:p text:style-name="P2"><text:span text:style-name="T1"><text:s text:c="4"/></text:span><text:span text:style-name="T6">logout</text:span><text:span text:style-name="T1">(</text:span><text:span text:style-name="T4">request</text:span><text:span text:style-name="T1">)</text:span></text:p>
      <text:p text:style-name="P2"><text:span text:style-name="T1"><text:s text:c="4"/></text:span><text:span text:style-name="T11">messages</text:span><text:span text:style-name="T1">.</text:span><text:span text:style-name="T6">success</text:span><text:span text:style-name="T1">(</text:span><text:span text:style-name="T4">request</text:span><text:span text:style-name="T1">, </text:span><text:span text:style-name="T5">'You have successfully logged out.'</text:span><text:span text:style-name="T1">)</text:span></text:p>
      <text:p text:style-name="P2"><text:span text:style-name="T1"><text:s text:c="4"/></text:span><text:span text:style-name="T9">return</text:span><text:span text:style-name="T1"> </text:span><text:span text:style-name="T6">redirect</text:span><text:span text:style-name="T1">(</text:span><text:span text:style-name="T5">'index'</text:span><text:span text:style-name="T1">)</text:span></text:p>
      <text:p text:style-name="P1"/>
      <text:p text:style-name="P2"><text:span text:style-name="T6">@login_required</text:span></text:p>
      <text:p text:style-name="P2"><text:span text:style-name="T3">def</text:span><text:span text:style-name="T1"> </text:span><text:span text:style-name="T6">dashboard_view</text:span><text:span text:style-name="T1">(</text:span><text:span text:style-name="T4">request</text:span><text:span text:style-name="T1">):</text:span></text:p>
      <text:p text:style-name="P2"><text:span text:style-name="T1"><text:s text:c="4"/></text:span><text:span text:style-name="T4">total_departments</text:span><text:span text:style-name="T1"> </text:span><text:span text:style-name="T7">=</text:span><text:span text:style-name="T1"> </text:span><text:span text:style-name="T11">Department</text:span><text:span text:style-name="T1">.</text:span><text:span text:style-name="T4">objects</text:span><text:span text:style-name="T1">.</text:span><text:span text:style-name="T6">count</text:span><text:span text:style-name="T1">()</text:span></text:p>
      <text:p text:style-name="P2"><text:span text:style-name="T1"><text:s text:c="4"/></text:span><text:span text:style-name="T4">total_records</text:span><text:span text:style-name="T1"> </text:span><text:span text:style-name="T7">=</text:span><text:span text:style-name="T1"> </text:span><text:span text:style-name="T11">Record</text:span><text:span text:style-name="T1">.</text:span><text:span text:style-name="T4">objects</text:span><text:span text:style-name="T1">.</text:span><text:span text:style-name="T6">count</text:span><text:span text:style-name="T1">()</text:span></text:p>
      <text:p text:style-name="P2"><text:span text:style-name="T1"><text:s text:c="4"/></text:span><text:span text:style-name="T4">recent_activities</text:span><text:span text:style-name="T1"> </text:span><text:span text:style-name="T7">=</text:span><text:span text:style-name="T1"> </text:span><text:span text:style-name="T11">Record</text:span><text:span text:style-name="T1">.</text:span><text:span text:style-name="T4">objects</text:span><text:span text:style-name="T1">.</text:span><text:span text:style-name="T6">order_by</text:span><text:span text:style-name="T1">(</text:span><text:span text:style-name="T5">'-last_accessed'</text:span><text:span text:style-name="T1">)[:</text:span><text:span text:style-name="T12">5</text:span><text:span text:style-name="T1">]</text:span></text:p>
      <text:p text:style-name="P2"><text:span text:style-name="T1"><text:s text:c="3"/></text:span></text:p>
      <text:p text:style-name="P2"><text:span text:style-name="T1"><text:s text:c="4"/></text:span><text:span text:style-name="T4">context</text:span><text:span text:style-name="T1"> </text:span><text:span text:style-name="T7">=</text:span><text:span text:style-name="T1"> {</text:span></text:p>
      <text:p text:style-name="P2"><text:span text:style-name="T1"><text:s text:c="8"/></text:span><text:span text:style-name="T5">'total_departments'</text:span><text:span text:style-name="T1">: </text:span><text:span text:style-name="T4">total_departments</text:span><text:span text:style-name="T1">,</text:span></text:p>
      <text:p text:style-name="P2"><text:span text:style-name="T1"><text:s text:c="8"/></text:span><text:span text:style-name="T5">'total_records'</text:span><text:span text:style-name="T1">: </text:span><text:span text:style-name="T4">total_records</text:span><text:span text:style-name="T1">,</text:span></text:p>
      <text:p text:style-name="P2"><text:span text:style-name="T1"><text:s text:c="8"/></text:span><text:span text:style-name="T5">'recent_activities'</text:span><text:span text:style-name="T1">: </text:span><text:span text:style-name="T4">recent_activities</text:span><text:span text:style-name="T1">,</text:span></text:p>
      <text:p text:style-name="P2"><text:span text:style-name="T1"><text:s text:c="4"/>}</text:span></text:p>
      <text:p text:style-name="P2"><text:span text:style-name="T1"><text:s text:c="4"/></text:span><text:span text:style-name="T9">return</text:span><text:span text:style-name="T1"> </text:span><text:span text:style-name="T6">render</text:span><text:span text:style-name="T1">(</text:span><text:span text:style-name="T4">request</text:span><text:span text:style-name="T1">, </text:span><text:span text:style-name="T5">'dashboard.html'</text:span><text:span text:style-name="T1">, </text:span><text:span text:style-name="T4">context</text:span><text:span text:style-name="T1">)</text:span></text:p>
      <text:p text:style-name="P1"/>
      <text:p text:style-name="P2"><text:soft-page-break/><text:span text:style-name="T6">@login_required</text:span></text:p>
      <text:p text:style-name="P2"><text:span text:style-name="T3">def</text:span><text:span text:style-name="T1"> </text:span><text:span text:style-name="T6">upload_document</text:span><text:span text:style-name="T1">(</text:span><text:span text:style-name="T4">request</text:span><text:span text:style-name="T1">):</text:span></text:p>
      <text:p text:style-name="P2"><text:span text:style-name="T1"><text:s text:c="4"/></text:span><text:span text:style-name="T9">if</text:span><text:span text:style-name="T1"> </text:span><text:span text:style-name="T4">request</text:span><text:span text:style-name="T1">.method </text:span><text:span text:style-name="T7">==</text:span><text:span text:style-name="T1"> </text:span><text:span text:style-name="T5">'POST'</text:span><text:span text:style-name="T1">:</text:span></text:p>
      <text:p text:style-name="P2"><text:span text:style-name="T1"><text:s text:c="8"/></text:span><text:span text:style-name="T4">form</text:span><text:span text:style-name="T1"> </text:span><text:span text:style-name="T7">=</text:span><text:span text:style-name="T1"> </text:span><text:span text:style-name="T11">DocumentUploadForm</text:span><text:span text:style-name="T1">(</text:span><text:span text:style-name="T4">request</text:span><text:span text:style-name="T1">.POST, </text:span><text:span text:style-name="T4">request</text:span><text:span text:style-name="T1">.FILES)</text:span></text:p>
      <text:p text:style-name="P2"><text:span text:style-name="T1"><text:s text:c="8"/></text:span><text:span text:style-name="T9">if</text:span><text:span text:style-name="T1"> </text:span><text:span text:style-name="T4">form</text:span><text:span text:style-name="T1">.</text:span><text:span text:style-name="T6">is_valid</text:span><text:span text:style-name="T1">():</text:span></text:p>
      <text:p text:style-name="P2"><text:span text:style-name="T1"><text:s text:c="12"/></text:span><text:span text:style-name="T4">record</text:span><text:span text:style-name="T1"> </text:span><text:span text:style-name="T7">=</text:span><text:span text:style-name="T1"> </text:span><text:span text:style-name="T4">form</text:span><text:span text:style-name="T1">.</text:span><text:span text:style-name="T6">save</text:span><text:span text:style-name="T1">(</text:span><text:span text:style-name="T4">commit</text:span><text:span text:style-name="T7">=</text:span><text:span text:style-name="T3">False</text:span><text:span text:style-name="T1">)</text:span></text:p>
      <text:p text:style-name="P2"><text:span text:style-name="T1"><text:s text:c="12"/></text:span><text:span text:style-name="T4">record</text:span><text:span text:style-name="T1">.created_by </text:span><text:span text:style-name="T7">=</text:span><text:span text:style-name="T1"> </text:span><text:span text:style-name="T4">request</text:span><text:span text:style-name="T1">.user</text:span></text:p>
      <text:p text:style-name="P2"><text:span text:style-name="T1"><text:s text:c="12"/></text:span><text:span text:style-name="T4">record</text:span><text:span text:style-name="T1">.save()</text:span></text:p>
      <text:p text:style-name="P2"><text:span text:style-name="T1"><text:s text:c="12"/></text:span><text:span text:style-name="T11">messages</text:span><text:span text:style-name="T1">.</text:span><text:span text:style-name="T6">success</text:span><text:span text:style-name="T1">(</text:span><text:span text:style-name="T4">request</text:span><text:span text:style-name="T1">, </text:span><text:span text:style-name="T5">'Document uploaded successfully.'</text:span><text:span text:style-name="T1">)</text:span></text:p>
      <text:p text:style-name="P2"><text:span text:style-name="T1"><text:s text:c="12"/></text:span><text:span text:style-name="T9">return</text:span><text:span text:style-name="T1"> </text:span><text:span text:style-name="T6">redirect</text:span><text:span text:style-name="T1">(</text:span><text:span text:style-name="T5">'department_records'</text:span><text:span text:style-name="T1">, </text:span><text:span text:style-name="T4">department_id</text:span><text:span text:style-name="T7">=</text:span><text:span text:style-name="T4">record</text:span><text:span text:style-name="T1">.department.id)</text:span></text:p>
      <text:p text:style-name="P2"><text:span text:style-name="T1"><text:s text:c="4"/></text:span><text:span text:style-name="T9">else</text:span><text:span text:style-name="T1">:</text:span></text:p>
      <text:p text:style-name="P2"><text:span text:style-name="T1"><text:s text:c="8"/></text:span><text:span text:style-name="T4">form</text:span><text:span text:style-name="T1"> </text:span><text:span text:style-name="T7">=</text:span><text:span text:style-name="T1"> </text:span><text:span text:style-name="T11">DocumentUploadForm</text:span><text:span text:style-name="T1">()</text:span></text:p>
      <text:p text:style-name="P2"><text:span text:style-name="T1"><text:s text:c="4"/></text:span><text:span text:style-name="T9">return</text:span><text:span text:style-name="T1"> </text:span><text:span text:style-name="T6">render</text:span><text:span text:style-name="T1">(</text:span><text:span text:style-name="T4">request</text:span><text:span text:style-name="T1">, </text:span><text:span text:style-name="T5">'upload_document.html'</text:span><text:span text:style-name="T1">, {</text:span><text:span text:style-name="T5">'form'</text:span><text:span text:style-name="T1">: </text:span><text:span text:style-name="T4">form</text:span><text:span text:style-name="T1">})</text:span></text:p>
      <text:p text:style-name="P1"/>
      <text:p text:style-name="P2"><text:span text:style-name="T6">@login_required</text:span></text:p>
      <text:p text:style-name="P2"><text:span text:style-name="T3">def</text:span><text:span text:style-name="T1"> </text:span><text:span text:style-name="T6">view_document</text:span><text:span text:style-name="T1">(</text:span><text:span text:style-name="T4">request</text:span><text:span text:style-name="T1">, </text:span><text:span text:style-name="T4">record_id</text:span><text:span text:style-name="T1">):</text:span></text:p>
      <text:p text:style-name="P2"><text:span text:style-name="T1"><text:s text:c="4"/></text:span><text:span text:style-name="T4">record</text:span><text:span text:style-name="T1"> </text:span><text:span text:style-name="T7">=</text:span><text:span text:style-name="T1"> </text:span><text:span text:style-name="T6">get_object_or_404</text:span><text:span text:style-name="T1">(</text:span><text:span text:style-name="T11">Record</text:span><text:span text:style-name="T1">, </text:span><text:span text:style-name="T4">id</text:span><text:span text:style-name="T7">=</text:span><text:span text:style-name="T4">record_id</text:span><text:span text:style-name="T1">)</text:span></text:p>
      <text:p text:style-name="P2"><text:span text:style-name="T1"><text:s text:c="4"/></text:span><text:span text:style-name="T4">record</text:span><text:span text:style-name="T1">.</text:span><text:span text:style-name="T4">last_accessed</text:span><text:span text:style-name="T1"> </text:span><text:span text:style-name="T7">=</text:span><text:span text:style-name="T1"> </text:span><text:span text:style-name="T11">timezone</text:span><text:span text:style-name="T1">.</text:span><text:span text:style-name="T6">now</text:span><text:span text:style-name="T1">()</text:span></text:p>
      <text:p text:style-name="P2"><text:span text:style-name="T1"><text:s text:c="4"/></text:span><text:span text:style-name="T4">record</text:span><text:span text:style-name="T1">.</text:span><text:span text:style-name="T6">save</text:span><text:span text:style-name="T1">()</text:span></text:p>
      <text:p text:style-name="P2"><text:span text:style-name="T1"><text:s text:c="4"/></text:span><text:span text:style-name="T9">return</text:span><text:span text:style-name="T1"> </text:span><text:span text:style-name="T11">FileResponse</text:span><text:span text:style-name="T1">(</text:span><text:span text:style-name="T4">record</text:span><text:span text:style-name="T1">.</text:span><text:span text:style-name="T4">document</text:span><text:span text:style-name="T1">.</text:span><text:span text:style-name="T6">open</text:span><text:span text:style-name="T1">(</text:span><text:span text:style-name="T5">'rb'</text:span><text:span text:style-name="T1">), </text:span><text:span text:style-name="T4">content_type</text:span><text:span text:style-name="T7">=</text:span><text:span text:style-name="T5">'application/pdf'</text:span><text:span text:style-name="T1">)</text:span></text:p>
      <text:p text:style-name="P1"/>
      <text:p text:style-name="P2"><text:soft-page-break/><text:span text:style-name="T6">@login_required</text:span></text:p>
      <text:p text:style-name="P2"><text:span text:style-name="T3">def</text:span><text:span text:style-name="T1"> </text:span><text:span text:style-name="T6">department_records</text:span><text:span text:style-name="T1">(</text:span><text:span text:style-name="T4">request</text:span><text:span text:style-name="T1">, </text:span><text:span text:style-name="T4">department_id</text:span><text:span text:style-name="T1">):</text:span></text:p>
      <text:p text:style-name="P2"><text:span text:style-name="T1"><text:s text:c="4"/></text:span><text:span text:style-name="T4">department</text:span><text:span text:style-name="T1"> </text:span><text:span text:style-name="T7">=</text:span><text:span text:style-name="T1"> </text:span><text:span text:style-name="T6">get_object_or_404</text:span><text:span text:style-name="T1">(</text:span><text:span text:style-name="T11">Department</text:span><text:span text:style-name="T1">, </text:span><text:span text:style-name="T4">id</text:span><text:span text:style-name="T7">=</text:span><text:span text:style-name="T4">department_id</text:span><text:span text:style-name="T1">)</text:span></text:p>
      <text:p text:style-name="P2"><text:span text:style-name="T1"><text:s text:c="4"/></text:span><text:span text:style-name="T4">records</text:span><text:span text:style-name="T1"> </text:span><text:span text:style-name="T7">=</text:span><text:span text:style-name="T1"> </text:span><text:span text:style-name="T11">Record</text:span><text:span text:style-name="T1">.</text:span><text:span text:style-name="T4">objects</text:span><text:span text:style-name="T1">.</text:span><text:span text:style-name="T6">filter</text:span><text:span text:style-name="T1">(</text:span><text:span text:style-name="T4">department</text:span><text:span text:style-name="T7">=</text:span><text:span text:style-name="T4">department</text:span><text:span text:style-name="T1">).</text:span><text:span text:style-name="T6">order_by</text:span><text:span text:style-name="T1">(</text:span><text:span text:style-name="T5">'title'</text:span><text:span text:style-name="T1">)</text:span></text:p>
      <text:p text:style-name="P2"><text:span text:style-name="T1"><text:s text:c="4"/></text:span><text:span text:style-name="T9">return</text:span><text:span text:style-name="T1"> </text:span><text:span text:style-name="T6">render</text:span><text:span text:style-name="T1">(</text:span><text:span text:style-name="T4">request</text:span><text:span text:style-name="T1">, </text:span><text:span text:style-name="T5">'department_records.html'</text:span><text:span text:style-name="T1">, {</text:span><text:span text:style-name="T5">'department'</text:span><text:span text:style-name="T1">: </text:span><text:span text:style-name="T4">department</text:span><text:span text:style-name="T1">, </text:span><text:span text:style-name="T5">'records'</text:span><text:span text:style-name="T1">: </text:span><text:span text:style-name="T4">records</text:span><text:span text:style-name="T1">})</text:span></text:p>
      <text:p text:style-name="P1"/>
      <text:p text:style-name="P2"><text:span text:style-name="T6">@login_required</text:span></text:p>
      <text:p text:style-name="P2"><text:span text:style-name="T3">def</text:span><text:span text:style-name="T1"> </text:span><text:span text:style-name="T6">records_view</text:span><text:span text:style-name="T1">(</text:span><text:span text:style-name="T4">request</text:span><text:span text:style-name="T1">):</text:span></text:p>
      <text:p text:style-name="P2"><text:span text:style-name="T1"><text:s text:c="4"/></text:span><text:span text:style-name="T4">records</text:span><text:span text:style-name="T1"> </text:span><text:span text:style-name="T7">=</text:span><text:span text:style-name="T1"> </text:span><text:span text:style-name="T11">Record</text:span><text:span text:style-name="T1">.</text:span><text:span text:style-name="T4">objects</text:span><text:span text:style-name="T1">.</text:span><text:span text:style-name="T6">all</text:span><text:span text:style-name="T1">().</text:span><text:span text:style-name="T6">select_related</text:span><text:span text:style-name="T1">(</text:span><text:span text:style-name="T5">'department'</text:span><text:span text:style-name="T1">, </text:span><text:span text:style-name="T5">'created_by'</text:span><text:span text:style-name="T1">).</text:span><text:span text:style-name="T6">order_by</text:span><text:span text:style-name="T1">(</text:span><text:span text:style-name="T5">'title'</text:span><text:span text:style-name="T1">)</text:span></text:p>
      <text:p text:style-name="P2"><text:span text:style-name="T1"><text:s text:c="4"/></text:span><text:span text:style-name="T9">return</text:span><text:span text:style-name="T1"> </text:span><text:span text:style-name="T6">render</text:span><text:span text:style-name="T1">(</text:span><text:span text:style-name="T4">request</text:span><text:span text:style-name="T1">, </text:span><text:span text:style-name="T5">'records.html'</text:span><text:span text:style-name="T1">, {</text:span><text:span text:style-name="T5">'records'</text:span><text:span text:style-name="T1">: </text:span><text:span text:style-name="T4">records</text:span><text:span text:style-name="T1">})</text:span></text:p>
      <text:p text:style-name="P1"/>
      <text:p text:style-name="P2"><text:span text:style-name="T6">@login_required</text:span></text:p>
      <text:p text:style-name="P2"><text:span text:style-name="T3">def</text:span><text:span text:style-name="T1"> </text:span><text:span text:style-name="T6">departments_view</text:span><text:span text:style-name="T1">(</text:span><text:span text:style-name="T4">request</text:span><text:span text:style-name="T1">):</text:span></text:p>
      <text:p text:style-name="P2"><text:span text:style-name="T1"><text:s text:c="4"/></text:span><text:span text:style-name="T4">departments</text:span><text:span text:style-name="T1"> </text:span><text:span text:style-name="T7">=</text:span><text:span text:style-name="T1"> </text:span><text:span text:style-name="T11">Department</text:span><text:span text:style-name="T1">.</text:span><text:span text:style-name="T4">objects</text:span><text:span text:style-name="T1">.</text:span><text:span text:style-name="T6">all</text:span><text:span text:style-name="T1">()</text:span></text:p>
      <text:p text:style-name="P2"><text:span text:style-name="T1"><text:s text:c="4"/></text:span><text:span text:style-name="T9">return</text:span><text:span text:style-name="T1"> </text:span><text:span text:style-name="T6">render</text:span><text:span text:style-name="T1">(</text:span><text:span text:style-name="T4">request</text:span><text:span text:style-name="T1">, </text:span><text:span text:style-name="T5">'departments.html'</text:span><text:span text:style-name="T1">, {</text:span><text:span text:style-name="T5">'departments'</text:span><text:span text:style-name="T1">: </text:span><text:span text:style-name="T4">departments</text:span><text:span text:style-name="T1">})</text:span></text:p>
      <text:p text:style-name="P1"/>
      <text:p text:style-name="P1"/>
      <text:p text:style-name="P2"><text:span text:style-name="T10">#login</text:span></text:p>
      <text:p text:style-name="P2"><text:span text:style-name="T6">@require_http_methods</text:span><text:span text:style-name="T1">([</text:span><text:span text:style-name="T5">"GET"</text:span><text:span text:style-name="T1">, </text:span><text:span text:style-name="T5">"POST"</text:span><text:span text:style-name="T1">])</text:span></text:p>
      <text:p text:style-name="P2"><text:span text:style-name="T3">def</text:span><text:span text:style-name="T1"> </text:span><text:span text:style-name="T6">login_view</text:span><text:span text:style-name="T1">(</text:span><text:span text:style-name="T4">request</text:span><text:span text:style-name="T1">):</text:span></text:p>
      <text:p text:style-name="P2"><text:span text:style-name="T1"><text:s text:c="4"/></text:span><text:span text:style-name="T9">if</text:span><text:span text:style-name="T1"> </text:span><text:span text:style-name="T4">request</text:span><text:span text:style-name="T1">.method </text:span><text:span text:style-name="T7">==</text:span><text:span text:style-name="T1"> </text:span><text:span text:style-name="T5">'POST'</text:span><text:span text:style-name="T1">:</text:span></text:p>
      <text:p text:style-name="P2"><text:soft-page-break/><text:span text:style-name="T1"><text:s text:c="8"/></text:span><text:span text:style-name="T4">username</text:span><text:span text:style-name="T1"> </text:span><text:span text:style-name="T7">=</text:span><text:span text:style-name="T1"> </text:span><text:span text:style-name="T4">request</text:span><text:span text:style-name="T1">.POST.get(</text:span><text:span text:style-name="T5">'username'</text:span><text:span text:style-name="T1">)</text:span></text:p>
      <text:p text:style-name="P2"><text:span text:style-name="T1"><text:s text:c="8"/></text:span><text:span text:style-name="T4">password</text:span><text:span text:style-name="T1"> </text:span><text:span text:style-name="T7">=</text:span><text:span text:style-name="T1"> </text:span><text:span text:style-name="T4">request</text:span><text:span text:style-name="T1">.POST.get(</text:span><text:span text:style-name="T5">'password'</text:span><text:span text:style-name="T1">)</text:span></text:p>
      <text:p text:style-name="P2"><text:span text:style-name="T1"><text:s text:c="7"/></text:span></text:p>
      <text:p text:style-name="P2"><text:span text:style-name="T1"><text:s text:c="8"/></text:span><text:span text:style-name="T4">logger</text:span><text:span text:style-name="T1">.</text:span><text:span text:style-name="T6">info</text:span><text:span text:style-name="T1">(</text:span><text:span text:style-name="T3">f</text:span><text:span text:style-name="T5">"Login attempt for user: </text:span><text:span text:style-name="T3">{</text:span><text:span text:style-name="T4">username</text:span><text:span text:style-name="T3">}</text:span><text:span text:style-name="T5">"</text:span><text:span text:style-name="T1">)</text:span></text:p>
      <text:p text:style-name="P2"><text:span text:style-name="T1"><text:s text:c="7"/></text:span></text:p>
      <text:p text:style-name="P2"><text:span text:style-name="T1"><text:s text:c="8"/></text:span><text:span text:style-name="T4">user</text:span><text:span text:style-name="T1"> </text:span><text:span text:style-name="T7">=</text:span><text:span text:style-name="T1"> </text:span><text:span text:style-name="T6">authenticate</text:span><text:span text:style-name="T1">(</text:span><text:span text:style-name="T4">request</text:span><text:span text:style-name="T1">, </text:span><text:span text:style-name="T4">username</text:span><text:span text:style-name="T7">=</text:span><text:span text:style-name="T4">username</text:span><text:span text:style-name="T1">, </text:span><text:span text:style-name="T4">password</text:span><text:span text:style-name="T7">=</text:span><text:span text:style-name="T4">password</text:span><text:span text:style-name="T1">)</text:span></text:p>
      <text:p text:style-name="P2"><text:span text:style-name="T1"><text:s text:c="7"/></text:span></text:p>
      <text:p text:style-name="P2"><text:span text:style-name="T1"><text:s text:c="8"/></text:span><text:span text:style-name="T9">if</text:span><text:span text:style-name="T1"> </text:span><text:span text:style-name="T4">user</text:span><text:span text:style-name="T1"> </text:span><text:span text:style-name="T3">is</text:span><text:span text:style-name="T1"> </text:span><text:span text:style-name="T3">not</text:span><text:span text:style-name="T1"> </text:span><text:span text:style-name="T3">None</text:span><text:span text:style-name="T1">:</text:span></text:p>
      <text:p text:style-name="P2"><text:span text:style-name="T1"><text:s text:c="12"/></text:span><text:span text:style-name="T6">login</text:span><text:span text:style-name="T1">(</text:span><text:span text:style-name="T4">request</text:span><text:span text:style-name="T1">, </text:span><text:span text:style-name="T4">user</text:span><text:span text:style-name="T1">)</text:span></text:p>
      <text:p text:style-name="P2"><text:span text:style-name="T1"><text:s text:c="12"/></text:span><text:span text:style-name="T4">logger</text:span><text:span text:style-name="T1">.</text:span><text:span text:style-name="T6">info</text:span><text:span text:style-name="T1">(</text:span><text:span text:style-name="T3">f</text:span><text:span text:style-name="T5">"User </text:span><text:span text:style-name="T3">{</text:span><text:span text:style-name="T4">username</text:span><text:span text:style-name="T3">}</text:span><text:span text:style-name="T5"> logged in successfully"</text:span><text:span text:style-name="T1">)</text:span></text:p>
      <text:p text:style-name="P2"><text:span text:style-name="T1"><text:s text:c="12"/></text:span><text:span text:style-name="T9">return</text:span><text:span text:style-name="T1"> </text:span><text:span text:style-name="T6">redirect</text:span><text:span text:style-name="T1">(</text:span><text:span text:style-name="T5">'dashboard'</text:span><text:span text:style-name="T1">)</text:span></text:p>
      <text:p text:style-name="P2"><text:span text:style-name="T1"><text:s text:c="8"/></text:span><text:span text:style-name="T9">else</text:span><text:span text:style-name="T1">:</text:span></text:p>
      <text:p text:style-name="P2"><text:span text:style-name="T1"><text:s text:c="12"/></text:span><text:span text:style-name="T4">logger</text:span><text:span text:style-name="T1">.</text:span><text:span text:style-name="T6">warning</text:span><text:span text:style-name="T1">(</text:span><text:span text:style-name="T3">f</text:span><text:span text:style-name="T5">"Failed login attempt for user: </text:span><text:span text:style-name="T3">{</text:span><text:span text:style-name="T4">username</text:span><text:span text:style-name="T3">}</text:span><text:span text:style-name="T5">"</text:span><text:span text:style-name="T1">)</text:span></text:p>
      <text:p text:style-name="P2"><text:span text:style-name="T1"><text:s text:c="12"/></text:span><text:span text:style-name="T11">messages</text:span><text:span text:style-name="T1">.</text:span><text:span text:style-name="T6">error</text:span><text:span text:style-name="T1">(</text:span><text:span text:style-name="T4">request</text:span><text:span text:style-name="T1">, </text:span><text:span text:style-name="T5">'Invalid username or password.'</text:span><text:span text:style-name="T1">)</text:span></text:p>
      <text:p text:style-name="P2"><text:span text:style-name="T1"><text:s text:c="3"/></text:span></text:p>
      <text:p text:style-name="P2"><text:span text:style-name="T1"><text:s text:c="4"/></text:span><text:span text:style-name="T9">return</text:span><text:span text:style-name="T1"> </text:span><text:span text:style-name="T6">render</text:span><text:span text:style-name="T1">(</text:span><text:span text:style-name="T4">request</text:span><text:span text:style-name="T1">, </text:span><text:span text:style-name="T5">'login.html'</text:span><text:span text:style-name="T1">)</text:span></text:p>
      <text:p text:style-name="P1"/>
      <text:p text:style-name="P2"><text:span text:style-name="T10">#rgister</text:span></text:p>
      <text:p text:style-name="P2"><text:span text:style-name="T3">def</text:span><text:span text:style-name="T1"> </text:span><text:span text:style-name="T6">register_view</text:span><text:span text:style-name="T1">(</text:span><text:span text:style-name="T4">request</text:span><text:span text:style-name="T1">):</text:span></text:p>
      <text:p text:style-name="P2"><text:span text:style-name="T1"><text:s text:c="4"/></text:span><text:span text:style-name="T9">if</text:span><text:span text:style-name="T1"> </text:span><text:span text:style-name="T4">request</text:span><text:span text:style-name="T1">.method </text:span><text:span text:style-name="T7">==</text:span><text:span text:style-name="T1"> </text:span><text:span text:style-name="T5">'POST'</text:span><text:span text:style-name="T1">:</text:span></text:p>
      <text:p text:style-name="P2"><text:span text:style-name="T1"><text:s text:c="8"/></text:span><text:span text:style-name="T4">username</text:span><text:span text:style-name="T1"> </text:span><text:span text:style-name="T7">=</text:span><text:span text:style-name="T1"> </text:span><text:span text:style-name="T4">request</text:span><text:span text:style-name="T1">.POST[</text:span><text:span text:style-name="T5">'username'</text:span><text:span text:style-name="T1">]</text:span></text:p>
      <text:p text:style-name="P2"><text:soft-page-break/><text:span text:style-name="T1"><text:s text:c="8"/></text:span><text:span text:style-name="T4">password</text:span><text:span text:style-name="T1"> </text:span><text:span text:style-name="T7">=</text:span><text:span text:style-name="T1"> </text:span><text:span text:style-name="T4">request</text:span><text:span text:style-name="T1">.POST[</text:span><text:span text:style-name="T5">'password'</text:span><text:span text:style-name="T1">]</text:span></text:p>
      <text:p text:style-name="P2"><text:span text:style-name="T1"><text:s text:c="8"/></text:span><text:span text:style-name="T4">email</text:span><text:span text:style-name="T1"> </text:span><text:span text:style-name="T7">=</text:span><text:span text:style-name="T1"> </text:span><text:span text:style-name="T4">request</text:span><text:span text:style-name="T1">.POST[</text:span><text:span text:style-name="T5">'email'</text:span><text:span text:style-name="T1">]</text:span></text:p>
      <text:p text:style-name="P2"><text:span text:style-name="T1"><text:s text:c="8"/></text:span><text:span text:style-name="T9">try</text:span><text:span text:style-name="T1">:</text:span></text:p>
      <text:p text:style-name="P2"><text:span text:style-name="T1"><text:s text:c="12"/></text:span><text:span text:style-name="T4">user</text:span><text:span text:style-name="T1"> </text:span><text:span text:style-name="T7">=</text:span><text:span text:style-name="T1"> </text:span><text:span text:style-name="T11">User</text:span><text:span text:style-name="T1">.</text:span><text:span text:style-name="T4">objects</text:span><text:span text:style-name="T1">.</text:span><text:span text:style-name="T6">create_user</text:span><text:span text:style-name="T1">(</text:span><text:span text:style-name="T4">username</text:span><text:span text:style-name="T1">, </text:span><text:span text:style-name="T4">email</text:span><text:span text:style-name="T1">, </text:span><text:span text:style-name="T4">password</text:span><text:span text:style-name="T1">)</text:span></text:p>
      <text:p text:style-name="P2"><text:span text:style-name="T1"><text:s text:c="12"/></text:span><text:span text:style-name="T4">user</text:span><text:span text:style-name="T1">.</text:span><text:span text:style-name="T6">save</text:span><text:span text:style-name="T1">()</text:span></text:p>
      <text:p text:style-name="P2"><text:span text:style-name="T1"><text:s text:c="12"/></text:span><text:span text:style-name="T11">messages</text:span><text:span text:style-name="T1">.</text:span><text:span text:style-name="T6">success</text:span><text:span text:style-name="T1">(</text:span><text:span text:style-name="T4">request</text:span><text:span text:style-name="T1">, </text:span><text:span text:style-name="T5">'Account created successfully!'</text:span><text:span text:style-name="T1">)</text:span></text:p>
      <text:p text:style-name="P2"><text:span text:style-name="T1"><text:s text:c="12"/></text:span><text:span text:style-name="T9">return</text:span><text:span text:style-name="T1"> </text:span><text:span text:style-name="T6">redirect</text:span><text:span text:style-name="T1">(</text:span><text:span text:style-name="T5">'login'</text:span><text:span text:style-name="T1">)</text:span></text:p>
      <text:p text:style-name="P2"><text:span text:style-name="T1"><text:s text:c="8"/></text:span><text:span text:style-name="T9">except</text:span><text:span text:style-name="T1">:</text:span></text:p>
      <text:p text:style-name="P2"><text:span text:style-name="T1"><text:s text:c="12"/></text:span><text:span text:style-name="T11">messages</text:span><text:span text:style-name="T1">.</text:span><text:span text:style-name="T6">error</text:span><text:span text:style-name="T1">(</text:span><text:span text:style-name="T4">request</text:span><text:span text:style-name="T1">, </text:span><text:span text:style-name="T5">'Username already exists.'</text:span><text:span text:style-name="T1">)</text:span></text:p>
      <text:p text:style-name="P2"><text:span text:style-name="T1"><text:s text:c="4"/></text:span><text:span text:style-name="T9">return</text:span><text:span text:style-name="T1"> </text:span><text:span text:style-name="T6">render</text:span><text:span text:style-name="T1">(</text:span><text:span text:style-name="T4">request</text:span><text:span text:style-name="T1">, </text:span><text:span text:style-name="T5">'accounts/register.html'</text:span><text:span text:style-name="T1">)</text:span></text:p>
      <text:p text:style-name="P1"/>
      <text:p text:style-name="P2"><text:span text:style-name="T6">@login_required</text:span></text:p>
      <text:p text:style-name="P2"><text:span text:style-name="T3">def</text:span><text:span text:style-name="T1"> </text:span><text:span text:style-name="T6">download_document</text:span><text:span text:style-name="T1">(</text:span><text:span text:style-name="T4">request</text:span><text:span text:style-name="T1">, </text:span><text:span text:style-name="T4">record_id</text:span><text:span text:style-name="T1">):</text:span></text:p>
      <text:p text:style-name="P2"><text:span text:style-name="T1"><text:s text:c="4"/></text:span><text:span text:style-name="T4">record</text:span><text:span text:style-name="T1"> </text:span><text:span text:style-name="T7">=</text:span><text:span text:style-name="T1"> </text:span><text:span text:style-name="T6">get_object_or_404</text:span><text:span text:style-name="T1">(</text:span><text:span text:style-name="T11">Record</text:span><text:span text:style-name="T1">, </text:span><text:span text:style-name="T4">id</text:span><text:span text:style-name="T7">=</text:span><text:span text:style-name="T4">record_id</text:span><text:span text:style-name="T1">)</text:span></text:p>
      <text:p text:style-name="P2"><text:span text:style-name="T1"><text:s text:c="4"/></text:span><text:span text:style-name="T4">response</text:span><text:span text:style-name="T1"> </text:span><text:span text:style-name="T7">=</text:span><text:span text:style-name="T1"> </text:span><text:span text:style-name="T11">FileResponse</text:span><text:span text:style-name="T1">(</text:span><text:span text:style-name="T4">record</text:span><text:span text:style-name="T1">.</text:span><text:span text:style-name="T4">document</text:span><text:span text:style-name="T1">.</text:span><text:span text:style-name="T6">open</text:span><text:span text:style-name="T1">(</text:span><text:span text:style-name="T5">'rb'</text:span><text:span text:style-name="T1">), </text:span><text:span text:style-name="T4">as_attachment</text:span><text:span text:style-name="T7">=</text:span><text:span text:style-name="T3">True</text:span><text:span text:style-name="T1">)</text:span></text:p>
      <text:p text:style-name="P2"><text:span text:style-name="T1"><text:s text:c="4"/></text:span><text:span text:style-name="T4">response</text:span><text:span text:style-name="T1">[</text:span><text:span text:style-name="T5">'Content-Disposition'</text:span><text:span text:style-name="T1">] </text:span><text:span text:style-name="T7">=</text:span><text:span text:style-name="T1"> </text:span><text:span text:style-name="T3">f</text:span><text:span text:style-name="T5">'attachment; filename="</text:span><text:span text:style-name="T3">{</text:span><text:span text:style-name="T4">record</text:span><text:span text:style-name="T1">.</text:span><text:span text:style-name="T4">document</text:span><text:span text:style-name="T1">.</text:span><text:span text:style-name="T4">name</text:span><text:span text:style-name="T3">}</text:span><text:span text:style-name="T5">"'</text:span></text:p>
      <text:p text:style-name="P2"><text:span text:style-name="T1"><text:s text:c="4"/></text:span><text:span text:style-name="T9">return</text:span><text:span text:style-name="T1"> </text:span><text:span text:style-name="T4">response</text:span></text:p>
      <text:p text:style-name="P1"/>
      <text:p text:style-name="P2"><text:span text:style-name="T6">@login_required</text:span></text:p>
      <text:p text:style-name="P2"><text:span text:style-name="T3">def</text:span><text:span text:style-name="T1"> </text:span><text:span text:style-name="T6">profile_view</text:span><text:span text:style-name="T1">(</text:span><text:span text:style-name="T4">request</text:span><text:span text:style-name="T1">):</text:span></text:p>
      <text:p text:style-name="P2"><text:span text:style-name="T1"><text:s text:c="4"/></text:span><text:span text:style-name="T9">return</text:span><text:span text:style-name="T1"> </text:span><text:span text:style-name="T6">render</text:span><text:span text:style-name="T1">(</text:span><text:span text:style-name="T4">request</text:span><text:span text:style-name="T1">, </text:span><text:span text:style-name="T5">'profile.html'</text:span><text:span text:style-name="T1">)</text:span></text:p>
      <text:p text:style-name="P1"><text:soft-page-break/></text:p>
      <text:p text:style-name="P2"><text:span text:style-name="T6">@login_required</text:span></text:p>
      <text:p text:style-name="P2"><text:span text:style-name="T3">def</text:span><text:span text:style-name="T1"> </text:span><text:span text:style-name="T6">change_password_view</text:span><text:span text:style-name="T1">(</text:span><text:span text:style-name="T4">request</text:span><text:span text:style-name="T1">):</text:span></text:p>
      <text:p text:style-name="P2"><text:span text:style-name="T1"><text:s text:c="4"/></text:span><text:span text:style-name="T9">if</text:span><text:span text:style-name="T1"> </text:span><text:span text:style-name="T4">request</text:span><text:span text:style-name="T1">.method </text:span><text:span text:style-name="T7">==</text:span><text:span text:style-name="T1"> </text:span><text:span text:style-name="T5">'POST'</text:span><text:span text:style-name="T1">:</text:span></text:p>
      <text:p text:style-name="P2"><text:span text:style-name="T1"><text:s text:c="8"/></text:span><text:span text:style-name="T4">form</text:span><text:span text:style-name="T1"> </text:span><text:span text:style-name="T7">=</text:span><text:span text:style-name="T1"> PasswordChangeForm(</text:span><text:span text:style-name="T4">user</text:span><text:span text:style-name="T7">=</text:span><text:span text:style-name="T4">request</text:span><text:span text:style-name="T1">.user, </text:span><text:span text:style-name="T4">data</text:span><text:span text:style-name="T7">=</text:span><text:span text:style-name="T4">request</text:span><text:span text:style-name="T1">.POST)</text:span></text:p>
      <text:p text:style-name="P2"><text:span text:style-name="T1"><text:s text:c="8"/></text:span><text:span text:style-name="T9">if</text:span><text:span text:style-name="T1"> </text:span><text:span text:style-name="T4">form</text:span><text:span text:style-name="T1">.is_valid():</text:span></text:p>
      <text:p text:style-name="P2"><text:span text:style-name="T1"><text:s text:c="12"/></text:span><text:span text:style-name="T4">form</text:span><text:span text:style-name="T1">.save()</text:span></text:p>
      <text:p text:style-name="P2"><text:span text:style-name="T1"><text:s text:c="12"/>update_session_auth_hash(</text:span><text:span text:style-name="T4">request</text:span><text:span text:style-name="T1">, </text:span><text:span text:style-name="T4">form</text:span><text:span text:style-name="T1">.user) <text:s/></text:span><text:span text:style-name="T10"># Important to keep the user logged in after password change</text:span></text:p>
      <text:p text:style-name="P2"><text:span text:style-name="T1"><text:s text:c="12"/></text:span><text:span text:style-name="T11">messages</text:span><text:span text:style-name="T1">.</text:span><text:span text:style-name="T6">success</text:span><text:span text:style-name="T1">(</text:span><text:span text:style-name="T4">request</text:span><text:span text:style-name="T1">, </text:span><text:span text:style-name="T5">'Your password was successfully updated!'</text:span><text:span text:style-name="T1">)</text:span></text:p>
      <text:p text:style-name="P2"><text:span text:style-name="T1"><text:s text:c="12"/></text:span><text:span text:style-name="T9">return</text:span><text:span text:style-name="T1"> </text:span><text:span text:style-name="T6">redirect</text:span><text:span text:style-name="T1">(</text:span><text:span text:style-name="T5">'profile'</text:span><text:span text:style-name="T1">)</text:span></text:p>
      <text:p text:style-name="P2"><text:span text:style-name="T1"><text:s text:c="8"/></text:span><text:span text:style-name="T9">else</text:span><text:span text:style-name="T1">:</text:span></text:p>
      <text:p text:style-name="P2"><text:span text:style-name="T1"><text:s text:c="12"/></text:span><text:span text:style-name="T11">messages</text:span><text:span text:style-name="T1">.</text:span><text:span text:style-name="T6">error</text:span><text:span text:style-name="T1">(</text:span><text:span text:style-name="T4">request</text:span><text:span text:style-name="T1">, </text:span><text:span text:style-name="T5">'Please correct the error below.'</text:span><text:span text:style-name="T1">)</text:span></text:p>
      <text:p text:style-name="P2"><text:span text:style-name="T1"><text:s text:c="4"/></text:span><text:span text:style-name="T9">else</text:span><text:span text:style-name="T1">:</text:span></text:p>
      <text:p text:style-name="P2"><text:span text:style-name="T1"><text:s text:c="8"/></text:span><text:span text:style-name="T4">form</text:span><text:span text:style-name="T1"> </text:span><text:span text:style-name="T7">=</text:span><text:span text:style-name="T1"> PasswordC8hangeForm(</text:span><text:span text:style-name="T4">user</text:span><text:span text:style-name="T7">=</text:span><text:span text:style-name="T4">request</text:span><text:span text:style-name="T1">.user)</text:span></text:p>
      <text:p text:style-name="P2"><text:span text:style-name="T1"><text:s text:c="4"/></text:span><text:span text:style-name="T9">return</text:span><text:span text:style-name="T1"> </text:span><text:span text:style-name="T6">render</text:span><text:span text:style-name="T1">(</text:span><text:span text:style-name="T4">request</text:span><text:span text:style-name="T1">, </text:span><text:span text:style-name="T5">'change_password.html'</text:span><text:span text:style-name="T1">, {</text:span><text:span text:style-name="T5">'form'</text:span><text:span text:style-name="T1">: </text:span><text:span text:style-name="T4">form</text:span><text:span text:style-name="T1">})</text:span></text:p>
      <text:p text:style-name="Standard">”</text:p>
      <text:p text:style-name="Standard">models.py</text:p>
      <text:p text:style-name="Standard">“<text:span text:style-name="T9">from</text:span><text:span text:style-name="T1"> </text:span><text:span text:style-name="T11">django</text:span><text:span text:style-name="T1">.</text:span><text:span text:style-name="T11">db</text:span><text:span text:style-name="T1"> </text:span><text:span text:style-name="T9">import</text:span><text:span text:style-name="T1"> </text:span><text:span text:style-name="T11">models</text:span></text:p>
      <text:p text:style-name="P2"><text:span text:style-name="T9">from</text:span><text:span text:style-name="T1"> </text:span><text:span text:style-name="T11">django</text:span><text:span text:style-name="T1">.</text:span><text:span text:style-name="T11">contrib</text:span><text:span text:style-name="T1">.</text:span><text:span text:style-name="T11">auth</text:span><text:span text:style-name="T1">.</text:span><text:span text:style-name="T11">models</text:span><text:span text:style-name="T1"> </text:span><text:span text:style-name="T9">import</text:span><text:span text:style-name="T1"> </text:span><text:span text:style-name="T11">AbstractUser</text:span></text:p>
      <text:p text:style-name="P2"><text:span text:style-name="T9">from</text:span><text:span text:style-name="T1"> </text:span><text:span text:style-name="T11">django</text:span><text:span text:style-name="T1">.</text:span><text:span text:style-name="T11">conf</text:span><text:span text:style-name="T1"> </text:span><text:span text:style-name="T9">import</text:span><text:span text:style-name="T1"> </text:span><text:span text:style-name="T4">settings</text:span></text:p>
      <text:p text:style-name="P1"/>
      <text:p text:style-name="P2"><text:soft-page-break/><text:span text:style-name="T3">class</text:span><text:span text:style-name="T1"> </text:span><text:span text:style-name="T11">User</text:span><text:span text:style-name="T1">(</text:span><text:span text:style-name="T11">AbstractUser</text:span><text:span text:style-name="T1">):</text:span></text:p>
      <text:p text:style-name="P2"><text:span text:style-name="T1"><text:s text:c="4"/></text:span><text:span text:style-name="T4">department</text:span><text:span text:style-name="T1"> </text:span><text:span text:style-name="T7">=</text:span><text:span text:style-name="T1"> </text:span><text:span text:style-name="T11">models</text:span><text:span text:style-name="T1">.</text:span><text:span text:style-name="T11">ForeignKey</text:span><text:span text:style-name="T1">(</text:span><text:span text:style-name="T5">'Department'</text:span><text:span text:style-name="T1">, </text:span><text:span text:style-name="T4">on_delete</text:span><text:span text:style-name="T7">=</text:span><text:span text:style-name="T11">models</text:span><text:span text:style-name="T1">.</text:span><text:span text:style-name="T6">CASCADE</text:span><text:span text:style-name="T1">, </text:span><text:span text:style-name="T4">null</text:span><text:span text:style-name="T7">=</text:span><text:span text:style-name="T3">True</text:span><text:span text:style-name="T1">, </text:span><text:span text:style-name="T4">blank</text:span><text:span text:style-name="T7">=</text:span><text:span text:style-name="T3">True</text:span><text:span text:style-name="T1">)</text:span></text:p>
      <text:p text:style-name="P2"><text:span text:style-name="T1"><text:s text:c="4"/></text:span><text:span text:style-name="T4">is_admin</text:span><text:span text:style-name="T1"> </text:span><text:span text:style-name="T7">=</text:span><text:span text:style-name="T1"> </text:span><text:span text:style-name="T11">models</text:span><text:span text:style-name="T1">.</text:span><text:span text:style-name="T11">BooleanField</text:span><text:span text:style-name="T1">(</text:span><text:span text:style-name="T4">default</text:span><text:span text:style-name="T7">=</text:span><text:span text:style-name="T3">False</text:span><text:span text:style-name="T1">)</text:span></text:p>
      <text:p text:style-name="P2"><text:span text:style-name="T1"><text:s text:c="4"/></text:span><text:span text:style-name="T4">profile_picture</text:span><text:span text:style-name="T1"> </text:span><text:span text:style-name="T7">=</text:span><text:span text:style-name="T1"> </text:span><text:span text:style-name="T11">models</text:span><text:span text:style-name="T1">.</text:span><text:span text:style-name="T11">ImageField</text:span><text:span text:style-name="T1">(</text:span><text:span text:style-name="T4">upload_to</text:span><text:span text:style-name="T7">=</text:span><text:span text:style-name="T5">'profile_pics/'</text:span><text:span text:style-name="T1">, </text:span><text:span text:style-name="T4">default</text:span><text:span text:style-name="T7">=</text:span><text:span text:style-name="T5">'default.jpg'</text:span><text:span text:style-name="T1">, </text:span><text:span text:style-name="T4">blank</text:span><text:span text:style-name="T7">=</text:span><text:span text:style-name="T3">True</text:span><text:span text:style-name="T1">, </text:span><text:span text:style-name="T4">null</text:span><text:span text:style-name="T7">=</text:span><text:span text:style-name="T3">True</text:span><text:span text:style-name="T1">)</text:span></text:p>
      <text:p text:style-name="P1"/>
      <text:p text:style-name="P2"><text:span text:style-name="T1"><text:s text:c="4"/></text:span><text:span text:style-name="T4">groups</text:span><text:span text:style-name="T1"> </text:span><text:span text:style-name="T7">=</text:span><text:span text:style-name="T1"> </text:span><text:span text:style-name="T11">models</text:span><text:span text:style-name="T1">.</text:span><text:span text:style-name="T11">ManyToManyField</text:span><text:span text:style-name="T1">(</text:span></text:p>
      <text:p text:style-name="P2"><text:span text:style-name="T1"><text:s text:c="8"/></text:span><text:span text:style-name="T5">'auth.Group'</text:span><text:span text:style-name="T1">,</text:span></text:p>
      <text:p text:style-name="P2"><text:span text:style-name="T1"><text:s text:c="8"/></text:span><text:span text:style-name="T4">related_name</text:span><text:span text:style-name="T7">=</text:span><text:span text:style-name="T5">'custom_user_set'</text:span><text:span text:style-name="T1">,</text:span></text:p>
      <text:p text:style-name="P2"><text:span text:style-name="T1"><text:s text:c="8"/></text:span><text:span text:style-name="T4">blank</text:span><text:span text:style-name="T7">=</text:span><text:span text:style-name="T3">True</text:span><text:span text:style-name="T1">,</text:span></text:p>
      <text:p text:style-name="P2"><text:span text:style-name="T1"><text:s text:c="8"/></text:span><text:span text:style-name="T4">help_text</text:span><text:span text:style-name="T7">=</text:span><text:span text:style-name="T5">'The groups this user belongs to. A user will get all permissions granted to each of their groups.'</text:span><text:span text:style-name="T1">,</text:span></text:p>
      <text:p text:style-name="P2"><text:span text:style-name="T1"><text:s text:c="8"/></text:span><text:span text:style-name="T4">verbose_name</text:span><text:span text:style-name="T7">=</text:span><text:span text:style-name="T5">'groups'</text:span></text:p>
      <text:p text:style-name="P2"><text:span text:style-name="T1"><text:s text:c="4"/>)</text:span></text:p>
      <text:p text:style-name="P1"/>
      <text:p text:style-name="P2"><text:span text:style-name="T1"><text:s text:c="4"/></text:span><text:span text:style-name="T4">user_permissions</text:span><text:span text:style-name="T1"> </text:span><text:span text:style-name="T7">=</text:span><text:span text:style-name="T1"> </text:span><text:span text:style-name="T11">models</text:span><text:span text:style-name="T1">.</text:span><text:span text:style-name="T11">ManyToManyField</text:span><text:span text:style-name="T1">(</text:span></text:p>
      <text:p text:style-name="P2"><text:span text:style-name="T1"><text:s text:c="8"/></text:span><text:span text:style-name="T5">'auth.Permission'</text:span><text:span text:style-name="T1">,</text:span></text:p>
      <text:p text:style-name="P2"><text:span text:style-name="T1"><text:s text:c="8"/></text:span><text:span text:style-name="T4">related_name</text:span><text:span text:style-name="T7">=</text:span><text:span text:style-name="T5">'custom_user_permissions_set'</text:span><text:span text:style-name="T1">,</text:span></text:p>
      <text:p text:style-name="P2"><text:span text:style-name="T1"><text:s text:c="8"/></text:span><text:span text:style-name="T4">blank</text:span><text:span text:style-name="T7">=</text:span><text:span text:style-name="T3">True</text:span><text:span text:style-name="T1">,</text:span></text:p>
      <text:p text:style-name="P2"><text:span text:style-name="T1"><text:s text:c="8"/></text:span><text:span text:style-name="T4">help_text</text:span><text:span text:style-name="T7">=</text:span><text:span text:style-name="T5">'Specific permissions for this user.'</text:span><text:span text:style-name="T1">,</text:span></text:p>
      <text:p text:style-name="P2"><text:span text:style-name="T1"><text:s text:c="8"/></text:span><text:span text:style-name="T4">verbose_name</text:span><text:span text:style-name="T7">=</text:span><text:span text:style-name="T5">'user permissions'</text:span></text:p>
      <text:p text:style-name="P2"><text:span text:style-name="T1"><text:s text:c="4"/>)</text:span></text:p>
      <text:p text:style-name="P1"/>
      <text:p text:style-name="P2"><text:soft-page-break/><text:span text:style-name="T1"><text:s text:c="4"/></text:span><text:span text:style-name="T3">def</text:span><text:span text:style-name="T1"> </text:span><text:span text:style-name="T6">__str__</text:span><text:span text:style-name="T1">(</text:span><text:span text:style-name="T4">self</text:span><text:span text:style-name="T1">):</text:span></text:p>
      <text:p text:style-name="P2"><text:span text:style-name="T1"><text:s text:c="8"/></text:span><text:span text:style-name="T9">return</text:span><text:span text:style-name="T1"> </text:span><text:span text:style-name="T4">self</text:span><text:span text:style-name="T1">.</text:span><text:span text:style-name="T4">username</text:span></text:p>
      <text:p text:style-name="P1"/>
      <text:p text:style-name="P2"><text:span text:style-name="T3">class</text:span><text:span text:style-name="T1"> </text:span><text:span text:style-name="T11">Department</text:span><text:span text:style-name="T1">(</text:span><text:span text:style-name="T11">models</text:span><text:span text:style-name="T1">.</text:span><text:span text:style-name="T11">Model</text:span><text:span text:style-name="T1">):</text:span></text:p>
      <text:p text:style-name="P2"><text:span text:style-name="T1"><text:s text:c="4"/></text:span><text:span text:style-name="T4">name</text:span><text:span text:style-name="T1"> </text:span><text:span text:style-name="T7">=</text:span><text:span text:style-name="T1"> </text:span><text:span text:style-name="T11">models</text:span><text:span text:style-name="T1">.</text:span><text:span text:style-name="T11">CharField</text:span><text:span text:style-name="T1">(</text:span><text:span text:style-name="T4">max_length</text:span><text:span text:style-name="T7">=</text:span><text:span text:style-name="T12">255</text:span><text:span text:style-name="T1">, </text:span><text:span text:style-name="T4">unique</text:span><text:span text:style-name="T7">=</text:span><text:span text:style-name="T3">True</text:span><text:span text:style-name="T1">, </text:span><text:span text:style-name="T4">db_index</text:span><text:span text:style-name="T7">=</text:span><text:span text:style-name="T3">True</text:span><text:span text:style-name="T1">)</text:span></text:p>
      <text:p text:style-name="P2"><text:span text:style-name="T1"><text:s text:c="4"/></text:span><text:span text:style-name="T4">description</text:span><text:span text:style-name="T1"> </text:span><text:span text:style-name="T7">=</text:span><text:span text:style-name="T1"> </text:span><text:span text:style-name="T11">models</text:span><text:span text:style-name="T1">.</text:span><text:span text:style-name="T11">TextField</text:span><text:span text:style-name="T1">(</text:span><text:span text:style-name="T4">blank</text:span><text:span text:style-name="T7">=</text:span><text:span text:style-name="T3">True</text:span><text:span text:style-name="T1">, </text:span><text:span text:style-name="T4">null</text:span><text:span text:style-name="T7">=</text:span><text:span text:style-name="T3">True</text:span><text:span text:style-name="T1">)</text:span></text:p>
      <text:p text:style-name="P1"/>
      <text:p text:style-name="P2"><text:span text:style-name="T1"><text:s text:c="4"/></text:span><text:span text:style-name="T3">def</text:span><text:span text:style-name="T1"> </text:span><text:span text:style-name="T6">__str__</text:span><text:span text:style-name="T1">(</text:span><text:span text:style-name="T4">self</text:span><text:span text:style-name="T1">):</text:span></text:p>
      <text:p text:style-name="P2"><text:span text:style-name="T1"><text:s text:c="8"/></text:span><text:span text:style-name="T9">return</text:span><text:span text:style-name="T1"> </text:span><text:span text:style-name="T4">self</text:span><text:span text:style-name="T1">.</text:span><text:span text:style-name="T4">name</text:span></text:p>
      <text:p text:style-name="P1"/>
      <text:p text:style-name="P2"><text:span text:style-name="T3">class</text:span><text:span text:style-name="T1"> </text:span><text:span text:style-name="T11">Record</text:span><text:span text:style-name="T1">(</text:span><text:span text:style-name="T11">models</text:span><text:span text:style-name="T1">.</text:span><text:span text:style-name="T11">Model</text:span><text:span text:style-name="T1">):</text:span></text:p>
      <text:p text:style-name="P2"><text:span text:style-name="T1"><text:s text:c="4"/></text:span><text:span text:style-name="T4">title</text:span><text:span text:style-name="T1"> </text:span><text:span text:style-name="T7">=</text:span><text:span text:style-name="T1"> </text:span><text:span text:style-name="T11">models</text:span><text:span text:style-name="T1">.</text:span><text:span text:style-name="T11">CharField</text:span><text:span text:style-name="T1">(</text:span><text:span text:style-name="T4">max_length</text:span><text:span text:style-name="T7">=</text:span><text:span text:style-name="T12">255</text:span><text:span text:style-name="T1">)</text:span></text:p>
      <text:p text:style-name="P2"><text:span text:style-name="T1"><text:s text:c="4"/></text:span><text:span text:style-name="T4">department</text:span><text:span text:style-name="T1"> </text:span><text:span text:style-name="T7">=</text:span><text:span text:style-name="T1"> </text:span><text:span text:style-name="T11">models</text:span><text:span text:style-name="T1">.</text:span><text:span text:style-name="T11">ForeignKey</text:span><text:span text:style-name="T1">(</text:span><text:span text:style-name="T11">Department</text:span><text:span text:style-name="T1">, </text:span><text:span text:style-name="T4">on_delete</text:span><text:span text:style-name="T7">=</text:span><text:span text:style-name="T11">models</text:span><text:span text:style-name="T1">.</text:span><text:span text:style-name="T6">CASCADE</text:span><text:span text:style-name="T1">, </text:span><text:span text:style-name="T4">related_name</text:span><text:span text:style-name="T7">=</text:span><text:span text:style-name="T5">'records'</text:span><text:span text:style-name="T1">)</text:span></text:p>
      <text:p text:style-name="P2"><text:span text:style-name="T1"><text:s text:c="4"/></text:span><text:span text:style-name="T4">created_by</text:span><text:span text:style-name="T1"> </text:span><text:span text:style-name="T7">=</text:span><text:span text:style-name="T1"> </text:span><text:span text:style-name="T11">models</text:span><text:span text:style-name="T1">.</text:span><text:span text:style-name="T11">ForeignKey</text:span><text:span text:style-name="T1">(</text:span><text:span text:style-name="T4">settings</text:span><text:span text:style-name="T1">.AUTH_USER_MODEL, </text:span><text:span text:style-name="T4">on_delete</text:span><text:span text:style-name="T7">=</text:span><text:span text:style-name="T11">models</text:span><text:span text:style-name="T1">.</text:span><text:span text:style-name="T6">SET_NULL</text:span><text:span text:style-name="T1">, </text:span><text:span text:style-name="T4">null</text:span><text:span text:style-name="T7">=</text:span><text:span text:style-name="T3">True</text:span><text:span text:style-name="T1">, </text:span><text:span text:style-name="T4">blank</text:span><text:span text:style-name="T7">=</text:span><text:span text:style-name="T3">True</text:span><text:span text:style-name="T1">)</text:span></text:p>
      <text:p text:style-name="P2"><text:span text:style-name="T1"><text:s text:c="4"/></text:span><text:span text:style-name="T4">created_at</text:span><text:span text:style-name="T1"> </text:span><text:span text:style-name="T7">=</text:span><text:span text:style-name="T1"> </text:span><text:span text:style-name="T11">models</text:span><text:span text:style-name="T1">.</text:span><text:span text:style-name="T11">DateTimeField</text:span><text:span text:style-name="T1">(</text:span><text:span text:style-name="T4">auto_now_add</text:span><text:span text:style-name="T7">=</text:span><text:span text:style-name="T3">True</text:span><text:span text:style-name="T1">)</text:span></text:p>
      <text:p text:style-name="P2"><text:span text:style-name="T1"><text:s text:c="4"/></text:span><text:span text:style-name="T4">document</text:span><text:span text:style-name="T1"> </text:span><text:span text:style-name="T7">=</text:span><text:span text:style-name="T1"> </text:span><text:span text:style-name="T11">models</text:span><text:span text:style-name="T1">.</text:span><text:span text:style-name="T11">FileField</text:span><text:span text:style-name="T1">(</text:span><text:span text:style-name="T4">upload_to</text:span><text:span text:style-name="T7">=</text:span><text:span text:style-name="T5">'documents/'</text:span><text:span text:style-name="T1">)</text:span></text:p>
      <text:p text:style-name="P2"><text:span text:style-name="T1"><text:s text:c="4"/></text:span><text:span text:style-name="T4">uploaded_at</text:span><text:span text:style-name="T1"> </text:span><text:span text:style-name="T7">=</text:span><text:span text:style-name="T1"> </text:span><text:span text:style-name="T11">models</text:span><text:span text:style-name="T1">.</text:span><text:span text:style-name="T11">DateTimeField</text:span><text:span text:style-name="T1">(</text:span><text:span text:style-name="T4">auto_now_add</text:span><text:span text:style-name="T7">=</text:span><text:span text:style-name="T3">True</text:span><text:span text:style-name="T1">)</text:span></text:p>
      <text:p text:style-name="P2"><text:span text:style-name="T1"><text:s text:c="4"/></text:span><text:span text:style-name="T4">last_accessed</text:span><text:span text:style-name="T1"> </text:span><text:span text:style-name="T7">=</text:span><text:span text:style-name="T1"> </text:span><text:span text:style-name="T11">models</text:span><text:span text:style-name="T1">.</text:span><text:span text:style-name="T11">DateTimeField</text:span><text:span text:style-name="T1">(</text:span><text:span text:style-name="T4">auto_now</text:span><text:span text:style-name="T7">=</text:span><text:span text:style-name="T3">True</text:span><text:span text:style-name="T1">)</text:span></text:p>
      <text:p text:style-name="P1"/>
      <text:p text:style-name="P2"><text:span text:style-name="T1"><text:s text:c="4"/></text:span><text:span text:style-name="T3">class</text:span><text:span text:style-name="T1"> </text:span><text:span text:style-name="T11">Meta</text:span><text:span text:style-name="T1">:</text:span></text:p>
      <text:p text:style-name="P2"><text:span text:style-name="T1"><text:s text:c="8"/></text:span><text:span text:style-name="T4">ordering</text:span><text:span text:style-name="T1"> </text:span><text:span text:style-name="T7">=</text:span><text:span text:style-name="T1"> [</text:span><text:span text:style-name="T5">'title'</text:span><text:span text:style-name="T1">]</text:span></text:p>
      <text:p text:style-name="P1"><text:soft-page-break/></text:p>
      <text:p text:style-name="P2"><text:span text:style-name="T1"><text:s text:c="4"/></text:span><text:span text:style-name="T3">def</text:span><text:span text:style-name="T1"> </text:span><text:span text:style-name="T6">__str__</text:span><text:span text:style-name="T1">(</text:span><text:span text:style-name="T4">self</text:span><text:span text:style-name="T1">):</text:span></text:p>
      <text:p text:style-name="P2"><text:span text:style-name="T1"><text:s text:c="8"/></text:span><text:span text:style-name="T9">return</text:span><text:span text:style-name="T1"> </text:span><text:span text:style-name="T4">self</text:span><text:span text:style-name="T1">.</text:span><text:span text:style-name="T4">title</text:span></text:p>
      <text:p text:style-name="P1"/>
      <text:p text:style-name="P2"><text:span text:style-name="T3">class</text:span><text:span text:style-name="T1"> </text:span><text:span text:style-name="T11">UserProfile</text:span><text:span text:style-name="T1">(</text:span><text:span text:style-name="T11">models</text:span><text:span text:style-name="T1">.</text:span><text:span text:style-name="T11">Model</text:span><text:span text:style-name="T1">):</text:span></text:p>
      <text:p text:style-name="P2"><text:span text:style-name="T1"><text:s text:c="4"/></text:span><text:span text:style-name="T4">user</text:span><text:span text:style-name="T1"> </text:span><text:span text:style-name="T7">=</text:span><text:span text:style-name="T1"> </text:span><text:span text:style-name="T11">models</text:span><text:span text:style-name="T1">.</text:span><text:span text:style-name="T11">OneToOneField</text:span><text:span text:style-name="T1">(</text:span><text:span text:style-name="T4">settings</text:span><text:span text:style-name="T1">.AUTH_USER_MODEL, </text:span><text:span text:style-name="T4">on_delete</text:span><text:span text:style-name="T7">=</text:span><text:span text:style-name="T11">models</text:span><text:span text:style-name="T1">.</text:span><text:span text:style-name="T6">CASCADE</text:span><text:span text:style-name="T1">)</text:span></text:p>
      <text:p text:style-name="P2"><text:span text:style-name="T1"><text:s text:c="4"/></text:span><text:span text:style-name="T4">profile_picture</text:span><text:span text:style-name="T1"> </text:span><text:span text:style-name="T7">=</text:span><text:span text:style-name="T1"> </text:span><text:span text:style-name="T11">models</text:span><text:span text:style-name="T1">.</text:span><text:span text:style-name="T11">ImageField</text:span><text:span text:style-name="T1">(</text:span><text:span text:style-name="T4">upload_to</text:span><text:span text:style-name="T7">=</text:span><text:span text:style-name="T5">'profile_pictures/'</text:span><text:span text:style-name="T1">, </text:span><text:span text:style-name="T4">null</text:span><text:span text:style-name="T7">=</text:span><text:span text:style-name="T3">True</text:span><text:span text:style-name="T1">, </text:span><text:span text:style-name="T4">blank</text:span><text:span text:style-name="T7">=</text:span><text:span text:style-name="T3">True</text:span><text:span text:style-name="T1">)</text:span></text:p>
      <text:p text:style-name="P1"/>
      <text:p text:style-name="P2"><text:span text:style-name="T1"><text:s text:c="4"/></text:span><text:span text:style-name="T3">def</text:span><text:span text:style-name="T1"> </text:span><text:span text:style-name="T6">__str__</text:span><text:span text:style-name="T1">(</text:span><text:span text:style-name="T4">self</text:span><text:span text:style-name="T1">):</text:span></text:p>
      <text:p text:style-name="P2"><text:span text:style-name="T1"><text:s text:c="8"/></text:span><text:span text:style-name="T9">return</text:span><text:span text:style-name="T1"> </text:span><text:span text:style-name="T3">f</text:span><text:span text:style-name="T5">"</text:span><text:span text:style-name="T3">{</text:span><text:span text:style-name="T4">self</text:span><text:span text:style-name="T1">.</text:span><text:span text:style-name="T4">user</text:span><text:span text:style-name="T1">.username</text:span><text:span text:style-name="T3">}</text:span><text:span text:style-name="T5">'s Profile"</text:span></text:p>
      <text:p text:style-name="Standard">”</text:p>
      <text:p text:style-name="Standard"><text:line-break/>forms.py</text:p>
      <text:p text:style-name="Standard">“<text:span text:style-name="T9">from</text:span><text:span text:style-name="T1"> </text:span><text:span text:style-name="T11">django</text:span><text:span text:style-name="T1"> </text:span><text:span text:style-name="T9">import</text:span><text:span text:style-name="T1"> </text:span><text:span text:style-name="T11">forms</text:span></text:p>
      <text:p text:style-name="P2"><text:span text:style-name="T9">from</text:span><text:span text:style-name="T1"> .</text:span><text:span text:style-name="T11">models</text:span><text:span text:style-name="T1"> </text:span><text:span text:style-name="T9">import</text:span><text:span text:style-name="T1"> </text:span><text:span text:style-name="T11">Department</text:span><text:span text:style-name="T1">, </text:span><text:span text:style-name="T11">User</text:span><text:span text:style-name="T1">, </text:span><text:span text:style-name="T11">Record</text:span></text:p>
      <text:p text:style-name="P1"/>
      <text:p text:style-name="P2"><text:span text:style-name="T3">class</text:span><text:span text:style-name="T1"> </text:span><text:span text:style-name="T11">DocumentUploadForm</text:span><text:span text:style-name="T1">(</text:span><text:span text:style-name="T11">forms</text:span><text:span text:style-name="T1">.</text:span><text:span text:style-name="T11">ModelForm</text:span><text:span text:style-name="T1">):</text:span></text:p>
      <text:p text:style-name="P2"><text:span text:style-name="T1"><text:s text:c="4"/></text:span><text:span text:style-name="T4">department</text:span><text:span text:style-name="T1"> </text:span><text:span text:style-name="T7">=</text:span><text:span text:style-name="T1"> </text:span><text:span text:style-name="T11">forms</text:span><text:span text:style-name="T1">.</text:span><text:span text:style-name="T11">ModelChoiceField</text:span><text:span text:style-name="T1">(</text:span><text:span text:style-name="T4">queryset</text:span><text:span text:style-name="T7">=</text:span><text:span text:style-name="T11">Department</text:span><text:span text:style-name="T1">.</text:span><text:span text:style-name="T4">objects</text:span><text:span text:style-name="T1">.</text:span><text:span text:style-name="T6">all</text:span><text:span text:style-name="T1">(), </text:span><text:span text:style-name="T4">empty_label</text:span><text:span text:style-name="T7">=</text:span><text:span text:style-name="T5">"Select Department"</text:span><text:span text:style-name="T1">)</text:span></text:p>
      <text:p text:style-name="P1"/>
      <text:p text:style-name="P2"><text:span text:style-name="T1"><text:s text:c="4"/></text:span><text:span text:style-name="T3">class</text:span><text:span text:style-name="T1"> </text:span><text:span text:style-name="T11">Meta</text:span><text:span text:style-name="T1">:</text:span></text:p>
      <text:p text:style-name="P2"><text:span text:style-name="T1"><text:s text:c="8"/></text:span><text:span text:style-name="T4">model</text:span><text:span text:style-name="T1"> </text:span><text:span text:style-name="T7">=</text:span><text:span text:style-name="T1"> </text:span><text:span text:style-name="T11">Record</text:span></text:p>
      <text:p text:style-name="P2"><text:span text:style-name="T1"><text:s text:c="8"/></text:span><text:span text:style-name="T4">fields</text:span><text:span text:style-name="T1"> </text:span><text:span text:style-name="T7">=</text:span><text:span text:style-name="T1"> [</text:span><text:span text:style-name="T5">'title'</text:span><text:span text:style-name="T1">, </text:span><text:span text:style-name="T5">'document'</text:span><text:span text:style-name="T1">, </text:span><text:span text:style-name="T5">'department'</text:span><text:span text:style-name="T1">]</text:span></text:p>
      <text:p text:style-name="P2"><text:soft-page-break/><text:span text:style-name="T3">class</text:span><text:span text:style-name="T1"> </text:span><text:span text:style-name="T11">ProfileUpdateForm</text:span><text:span text:style-name="T1">(</text:span><text:span text:style-name="T11">forms</text:span><text:span text:style-name="T1">.</text:span><text:span text:style-name="T11">ModelForm</text:span><text:span text:style-name="T1">):</text:span></text:p>
      <text:p text:style-name="P2"><text:span text:style-name="T1"><text:s text:c="4"/></text:span><text:span text:style-name="T3">class</text:span><text:span text:style-name="T1"> </text:span><text:span text:style-name="T11">Meta</text:span><text:span text:style-name="T1">:</text:span></text:p>
      <text:p text:style-name="P2"><text:span text:style-name="T1"><text:s text:c="8"/></text:span><text:span text:style-name="T4">model</text:span><text:span text:style-name="T1"> </text:span><text:span text:style-name="T7">=</text:span><text:span text:style-name="T1"> </text:span><text:span text:style-name="T11">User</text:span></text:p>
      <text:p text:style-name="P2"><text:span text:style-name="T1"><text:s text:c="8"/></text:span><text:span text:style-name="T4">fields</text:span><text:span text:style-name="T1"> </text:span><text:span text:style-name="T7">=</text:span><text:span text:style-name="T1"> [</text:span><text:span text:style-name="T5">'first_name'</text:span><text:span text:style-name="T1">, </text:span><text:span text:style-name="T5">'last_name'</text:span><text:span text:style-name="T1">, </text:span><text:span text:style-name="T5">'email'</text:span><text:span text:style-name="T1">, </text:span><text:span text:style-name="T5">'profile_picture'</text:span><text:span text:style-name="T1">, </text:span><text:span text:style-name="T5">'department'</text:span><text:span text:style-name="T1">]</text:span></text:p>
      <text:p text:style-name="P1"/>
      <text:p text:style-name="P2"><text:span text:style-name="T1"><text:s text:c="8"/></text:span><text:span text:style-name="T4">widgets</text:span><text:span text:style-name="T1"> </text:span><text:span text:style-name="T7">=</text:span><text:span text:style-name="T1"> {</text:span></text:p>
      <text:p text:style-name="P2"><text:span text:style-name="T1"><text:s text:c="12"/></text:span><text:span text:style-name="T5">'first_name'</text:span><text:span text:style-name="T1">: </text:span><text:span text:style-name="T11">forms</text:span><text:span text:style-name="T1">.</text:span><text:span text:style-name="T11">TextInput</text:span><text:span text:style-name="T1">(</text:span><text:span text:style-name="T4">attrs</text:span><text:span text:style-name="T7">=</text:span><text:span text:style-name="T1">{</text:span><text:span text:style-name="T5">'class'</text:span><text:span text:style-name="T1">: </text:span><text:span text:style-name="T5">'form-control'</text:span><text:span text:style-name="T1">}),</text:span></text:p>
      <text:p text:style-name="P2"><text:span text:style-name="T1"><text:s text:c="12"/></text:span><text:span text:style-name="T5">'last_name'</text:span><text:span text:style-name="T1">: </text:span><text:span text:style-name="T11">forms</text:span><text:span text:style-name="T1">.</text:span><text:span text:style-name="T11">TextInput</text:span><text:span text:style-name="T1">(</text:span><text:span text:style-name="T4">attrs</text:span><text:span text:style-name="T7">=</text:span><text:span text:style-name="T1">{</text:span><text:span text:style-name="T5">'class'</text:span><text:span text:style-name="T1">: </text:span><text:span text:style-name="T5">'form-control'</text:span><text:span text:style-name="T1">}),</text:span></text:p>
      <text:p text:style-name="P2"><text:span text:style-name="T1"><text:s text:c="12"/></text:span><text:span text:style-name="T5">'email'</text:span><text:span text:style-name="T1">: </text:span><text:span text:style-name="T11">forms</text:span><text:span text:style-name="T1">.</text:span><text:span text:style-name="T11">EmailInput</text:span><text:span text:style-name="T1">(</text:span><text:span text:style-name="T4">attrs</text:span><text:span text:style-name="T7">=</text:span><text:span text:style-name="T1">{</text:span><text:span text:style-name="T5">'class'</text:span><text:span text:style-name="T1">: </text:span><text:span text:style-name="T5">'form-control'</text:span><text:span text:style-name="T1">}),</text:span></text:p>
      <text:p text:style-name="P2"><text:span text:style-name="T1"><text:s text:c="12"/></text:span><text:span text:style-name="T5">'profile_picture'</text:span><text:span text:style-name="T1">: </text:span><text:span text:style-name="T11">forms</text:span><text:span text:style-name="T1">.</text:span><text:span text:style-name="T11">FileInput</text:span><text:span text:style-name="T1">(</text:span><text:span text:style-name="T4">attrs</text:span><text:span text:style-name="T7">=</text:span><text:span text:style-name="T1">{</text:span><text:span text:style-name="T5">'class'</text:span><text:span text:style-name="T1">: </text:span><text:span text:style-name="T5">'form-control'</text:span><text:span text:style-name="T1">}),</text:span></text:p>
      <text:p text:style-name="P2"><text:span text:style-name="T1"><text:s text:c="12"/></text:span><text:span text:style-name="T5">'department'</text:span><text:span text:style-name="T1">: </text:span><text:span text:style-name="T11">forms</text:span><text:span text:style-name="T1">.</text:span><text:span text:style-name="T11">Select</text:span><text:span text:style-name="T1">(</text:span><text:span text:style-name="T4">attrs</text:span><text:span text:style-name="T7">=</text:span><text:span text:style-name="T1">{</text:span><text:span text:style-name="T5">'class'</text:span><text:span text:style-name="T1">: </text:span><text:span text:style-name="T5">'form-control'</text:span><text:span text:style-name="T1">}),</text:span></text:p>
      <text:p text:style-name="P2"><text:span text:style-name="T1"><text:s text:c="8"/>}</text:span></text:p>
      <text:p text:style-name="P1"/>
      <text:p text:style-name="Standard">” <text:s text:c="2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344" meta:word-count="1205" meta:character-count="15150" meta:non-whitespace-character-count="11645"/>
    <meta:generator>LibreOfficeDev/6.0.5.2$Linux_X86_64 LibreOffice_project/</meta:generator>
  </office:meta>
</office:document-meta>
</file>